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93.86pt"/>
    </style:style>
    <style:style style:name="co5" style:family="table-column">
      <style:table-column-properties fo:break-before="auto" style:column-width="70.61pt"/>
    </style:style>
    <style:style style:name="co6" style:family="table-column">
      <style:table-column-properties fo:break-before="auto" style:column-width="83.85pt"/>
    </style:style>
    <style:style style:name="co7" style:family="table-column">
      <style:table-column-properties fo:break-before="auto" style:column-width="115.1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4.61pt"/>
    </style:style>
    <style:style style:name="co10" style:family="table-column">
      <style:table-column-properties fo:break-before="auto" style:column-width="91.45pt"/>
    </style:style>
    <style:style style:name="co11" style:family="table-column">
      <style:table-column-properties fo:break-before="auto" style:column-width="100.29pt"/>
    </style:style>
    <style:style style:name="co12" style:family="table-column">
      <style:table-column-properties fo:break-before="auto" style:column-width="110.24pt"/>
    </style:style>
    <style:style style:name="co13" style:family="table-column">
      <style:table-column-properties fo:break-before="auto" style:column-width="63.16pt"/>
    </style:style>
    <style:style style:name="co14" style:family="table-column">
      <style:table-column-properties fo:break-before="auto" style:column-width="78.6pt"/>
    </style:style>
    <style:style style:name="co15" style:family="table-column">
      <style:table-column-properties fo:break-before="auto" style:column-width="67.0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12-ED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6" style:family="table-cell" style:parent-style-name="Default">
      <style:text-properties style:font-name="DejaVu Sans1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1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34">
      <style:table-cell-properties style:text-align-source="value-type" style:repeat-content="false" style:vertical-align="middle"/>
      <style:paragraph-properties fo:margin-left="0pt"/>
      <style:text-properties style:font-name="DejaVu Sans1" fo:font-size="14pt" style:font-size-asian="14pt" style:font-size-complex="14pt"/>
    </style:style>
    <style:style style:name="ce21" style:family="table-cell" style:parent-style-name="Default">
      <style:table-cell-properties style:text-align-source="value-type" style:repeat-content="false"/>
      <style:paragraph-properties fo:margin-left="0pt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29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style:font-name="DejaVu Sans1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 style:data-style-name="N1">
      <style:table-cell-properties style:text-align-source="value-type" style:repeat-content="false"/>
      <style:paragraph-properties fo:margin-left="0pt"/>
    </style:style>
    <style:style style:name="ce27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style:font-name="DejaVu Sans1" fo:font-size="14pt" style:font-size-asian="14pt" style:font-size-complex="14pt"/>
    </style:style>
    <style:style style:name="ce28" style:family="table-cell" style:parent-style-name="Default" style:data-style-name="N125">
      <style:table-cell-properties style:text-align-source="value-type" style:repeat-content="false"/>
      <style:paragraph-properties fo:margin-left="0pt"/>
    </style:style>
    <style:style style:name="ce5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style:font-name="DejaVu Sans1" fo:font-size="14pt" style:font-size-asian="14pt" style:font-size-complex="14pt"/>
    </style:style>
    <style:style style:name="ce7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style:font-name="DejaVu Sans1" fo:font-size="14pt" style:font-size-asian="14pt" style:font-size-complex="14pt"/>
    </style:style>
    <style:style style:name="ce4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style:font-name="DejaVu Sans1" fo:font-size="14pt" style:font-size-asian="14pt" style:font-size-complex="14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style:font-name="DejaVu Sans1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ce3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1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DejaVu Sans1" fo:font-size="14pt" style:font-size-asian="14pt" style:font-size-complex="14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32">
      <style:table-cell-properties style:text-align-source="fix" style:repeat-content="false"/>
      <style:paragraph-properties fo:text-align="center" fo:margin-left="0pt"/>
      <style:text-properties style:font-name="DejaVu Sans1" fo:font-size="14pt" style:font-size-asian="14pt" style:font-size-complex="14pt"/>
    </style:style>
    <style:style style:name="ce19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50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font-name="DejaVu Sans1" fo:font-size="14pt" style:font-size-asian="14pt" style:font-size-complex="14pt"/>
    </style:style>
    <style:style style:name="ce22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ce52" style:family="table-cell" style:parent-style-name="Default">
      <style:text-properties style:font-name="DejaVu Sans1"/>
    </style:style>
    <style:style style:name="ce54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DejaVu Sans" style:font-style-complex="normal" style:font-style-asian="normal" style:font-weight-complex="bold" style:font-weight-asian="bold" style:font-size-complex="16pt" style:font-size-asian="16pt" style:font-name-complex="DejaVu Sans" style:use-window-font-color="true" style:text-position="0% 100%" style:text-outline="false" fo:font-style="normal" style:text-line-through-type="none" style:text-underline-style="none" style:text-underline-color="font-color" fo:font-weight="bold" fo:font-size="16pt" fo:text-shadow="none"/>
    </style:style>
    <style:style style:name="T2" style:family="text">
      <style:text-properties style:font-name="DejaVu Sans" style:font-style-complex="normal" style:font-style-asian="normal" style:font-weight-complex="bold" style:font-weight-asian="bold" style:font-size-complex="16pt" style:font-size-asian="16pt" style:font-name-complex="DejaVu Sans" style:use-window-font-color="true" style:text-outline="false" fo:font-style="normal" style:text-line-through-type="none" style:text-underline-style="none" style:text-underline-color="font-color" fo:font-weight="bold" fo:font-size="16pt" fo:text-shadow="none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ythagorean" table:style-name="ta1">
        <office:forms form:automatic-focus="false" form:apply-design-mode="false"/>
        <table:shapes>
          <draw:frame draw:z-index="0" draw:style-name="gr1" draw:text-style-name="P1" svg:width="750.81pt" svg:height="422.31pt" svg:x="578.55pt" svg:y="920.04pt">
            <draw:object draw:notify-on-update-of-ranges="Pythagorean.H2:Pythagorean.H14 Pythagorean.A2:Pythagorean.A14 Pythagorean.F12:Pythagorean.F40 Pythagorean.A12:Pythagorean.A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50.05pt" svg:height="181.9pt" svg:x="773.21pt" svg:y="32.2pt">
            <draw:object draw:notify-on-update-of-ranges="Pythagorean.H2:Pythagorean.H14 Pythagorean.H1:Pythagorean.H1 Pythagorean.A2:Pythagorean.A14 Pythagorean.E2:Pythagorean.E14 Pythagorean.E1:Pythagorean.E1 Pythagorean.A2:Pythagorean.A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4"/>
        <table:table-column table:style-name="co2" table:number-columns-repeated="2" table:default-cell-style-name="ce21"/>
        <table:table-column table:style-name="co3" table:default-cell-style-name="ce28"/>
        <table:table-column table:style-name="co4" table:default-cell-style-name="ce56"/>
        <table:table-column table:style-name="co5" table:default-cell-style-name="ce56"/>
        <table:table-column table:style-name="co5" table:default-cell-style-name="ce32"/>
        <table:table-column table:style-name="co1" table:default-cell-style-name="ce4"/>
        <table:table-row table:style-name="ro1">
          <table:table-cell table:style-name="ce6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ifths</text:p>
          </table:table-cell>
          <table:table-cell table:style-name="ce29" office:value-type="string" calcext:value-type="string">
            <text:p>Ratio</text:p>
          </table:table-cell>
          <table:table-cell table:style-name="ce29" office:value-type="string" calcext:value-type="string">
            <text:p>Pythagorean</text:p>
          </table:table-cell>
          <table:table-cell table:style-name="ce4" office:value-type="string" calcext:value-type="string">
            <text:p>ExHarmonic</text:p>
          </table:table-cell>
          <table:table-cell table:style-name="ce4" office:value-type="string" calcext:value-type="string">
            <text:p>Delta</text:p>
          </table:table-cell>
          <table:table-cell table:style-name="ce73" office:value-type="string" calcext:value-type="string">
            <text:p>12-EDO</text:p>
          </table:table-cell>
          <table:table-cell office:value-type="string" calcext:value-type="string">
            <text:p>Pitch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0" table:formula="of:=(3/2)^[.B2]" office:value-type="float" office:value="1" calcext:value-type="float">
            <text:p>1/1 <text:s text:c="5"/></text:p>
          </table:table-cell>
          <table:table-cell table:style-name="ce20" table:formula="of:=[.C2]/(2^(FLOOR(LOG([.C2];2))))" office:value-type="float" office:value="1" calcext:value-type="float">
            <text:p>1/1 <text:s text:c="5"/></text:p>
          </table:table-cell>
          <table:table-cell table:style-name="ce27" table:formula="of:=[.D2]" office:value-type="float" office:value="1" calcext:value-type="float">
            <text:p>1.00000</text:p>
          </table:table-cell>
          <table:table-cell table:style-name="ce27" table:formula="of:=[.E2]" office:value-type="float" office:value="1" calcext:value-type="float">
            <text:p>1.00000</text:p>
          </table:table-cell>
          <table:table-cell table:style-name="ce36" table:formula="of:=1200*LOG([.F2]/[.H2];2)" office:value-type="float" office:value="0" calcext:value-type="float">
            <text:p>0.0</text:p>
          </table:table-cell>
          <table:table-cell table:style-name="ce38" office:value-type="float" office:value="1" calcext:value-type="float">
            <text:p>1.00000</text:p>
          </table:table-cell>
          <table:table-cell table:style-name="ce53" office:value-type="string" calcext:value-type="string">
            <text:p>C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5" calcext:value-type="float">
            <text:p>-5</text:p>
          </table:table-cell>
          <table:table-cell table:style-name="ce20" table:formula="of:=(3/2)^[.B3]" office:value-type="float" office:value="0.131687242798354" calcext:value-type="float">
            <text:p>32/243 <text:s text:c="3"/></text:p>
          </table:table-cell>
          <table:table-cell table:style-name="ce20" table:formula="of:=[.C3]/(2^(FLOOR(LOG([.C3];2))))" office:value-type="float" office:value="1.05349794238683" calcext:value-type="float">
            <text:p>256/243 <text:s text:c="3"/></text:p>
          </table:table-cell>
          <table:table-cell table:style-name="ce27" table:formula="of:=[.D3]" office:value-type="float" office:value="1.05349794238683" calcext:value-type="float">
            <text:p>1.05350</text:p>
          </table:table-cell>
          <table:table-cell table:style-name="ce27" table:formula="of:=[.E3]" office:value-type="float" office:value="1.05349794238683" calcext:value-type="float">
            <text:p>1.05350</text:p>
          </table:table-cell>
          <table:table-cell table:style-name="ce36" table:formula="of:=1200*LOG([.F3]/[.H3];2)" office:value-type="float" office:value="-9.77500432693693" calcext:value-type="float">
            <text:p>-9.8</text:p>
          </table:table-cell>
          <table:table-cell table:style-name="ce27" office:value-type="float" office:value="1.0594630943593" calcext:value-type="float">
            <text:p>1.05946</text:p>
          </table:table-cell>
          <table:table-cell table:style-name="ce53" office:value-type="string" calcext:value-type="string">
            <text:p>C♯/D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20" table:formula="of:=(3/2)^[.B4]" office:value-type="float" office:value="2.25" calcext:value-type="float">
            <text:p>9/4 <text:s text:c="5"/></text:p>
          </table:table-cell>
          <table:table-cell table:style-name="ce20" table:formula="of:=[.C4]/(2^(FLOOR(LOG([.C4];2))))" office:value-type="float" office:value="1.125" calcext:value-type="float">
            <text:p>9/8 <text:s text:c="5"/></text:p>
          </table:table-cell>
          <table:table-cell table:style-name="ce27" table:formula="of:=[.D4]" office:value-type="float" office:value="1.125" calcext:value-type="float">
            <text:p>1.12500</text:p>
          </table:table-cell>
          <table:table-cell table:style-name="ce27" table:formula="of:=[.E4]" office:value-type="float" office:value="1.125" calcext:value-type="float">
            <text:p>1.12500</text:p>
          </table:table-cell>
          <table:table-cell table:style-name="ce36" table:formula="of:=1200*LOG([.F4]/[.H4];2)" office:value-type="float" office:value="3.91000173077475" calcext:value-type="float">
            <text:p>3.9</text:p>
          </table:table-cell>
          <table:table-cell table:style-name="ce6" office:value-type="float" office:value="1.12246204830937" calcext:value-type="float">
            <text:p>1.12246204830937</text:p>
          </table:table-cell>
          <table:table-cell table:style-name="ce53" office:value-type="string" calcext:value-type="string">
            <text:p>D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3" calcext:value-type="float">
            <text:p>-3</text:p>
          </table:table-cell>
          <table:table-cell table:style-name="ce20" table:formula="of:=(3/2)^[.B5]" office:value-type="float" office:value="0.296296296296296" calcext:value-type="float">
            <text:p>8/27 <text:s text:c="4"/></text:p>
          </table:table-cell>
          <table:table-cell table:style-name="ce20" table:formula="of:=[.C5]/(2^(FLOOR(LOG([.C5];2))))" office:value-type="float" office:value="1.18518518518519" calcext:value-type="float">
            <text:p>32/27 <text:s text:c="4"/></text:p>
          </table:table-cell>
          <table:table-cell table:style-name="ce27" table:formula="of:=[.D5]" office:value-type="float" office:value="1.18518518518519" calcext:value-type="float">
            <text:p>1.18519</text:p>
          </table:table-cell>
          <table:table-cell table:style-name="ce27" table:formula="of:=[.E5]" office:value-type="float" office:value="1.18518518518519" calcext:value-type="float">
            <text:p>1.18519</text:p>
          </table:table-cell>
          <table:table-cell table:style-name="ce36" table:formula="of:=1200*LOG([.F5]/[.H5];2)" office:value-type="float" office:value="-5.86500259616227" calcext:value-type="float">
            <text:p>-5.9</text:p>
          </table:table-cell>
          <table:table-cell table:style-name="ce27" office:value-type="float" office:value="1.18920711500272" calcext:value-type="float">
            <text:p>1.18921</text:p>
          </table:table-cell>
          <table:table-cell table:style-name="ce53" office:value-type="string" calcext:value-type="string">
            <text:p>D♯/E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20" table:formula="of:=(3/2)^[.B6]" office:value-type="float" office:value="5.0625" calcext:value-type="float">
            <text:p>81/16 <text:s text:c="4"/></text:p>
          </table:table-cell>
          <table:table-cell table:style-name="ce20" table:formula="of:=[.C6]/(2^(FLOOR(LOG([.C6];2))))" office:value-type="float" office:value="1.265625" calcext:value-type="float">
            <text:p>81/64 <text:s text:c="4"/></text:p>
          </table:table-cell>
          <table:table-cell table:style-name="ce27" table:formula="of:=[.D6]" office:value-type="float" office:value="1.265625" calcext:value-type="float">
            <text:p>1.26563</text:p>
          </table:table-cell>
          <table:table-cell table:style-name="ce27" table:formula="of:=[.E6]" office:value-type="float" office:value="1.265625" calcext:value-type="float">
            <text:p>1.26563</text:p>
          </table:table-cell>
          <table:table-cell table:style-name="ce36" table:formula="of:=1200*LOG([.F6]/[.H6];2)" office:value-type="float" office:value="7.82000346154956" calcext:value-type="float">
            <text:p>7.8</text:p>
          </table:table-cell>
          <table:table-cell table:style-name="ce6" office:value-type="float" office:value="1.25992104989487" calcext:value-type="float">
            <text:p>1.25992104989487</text:p>
          </table:table-cell>
          <table:table-cell table:style-name="ce53" office:value-type="string" calcext:value-type="string">
            <text:p>E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20" table:formula="of:=(3/2)^[.B7]" office:value-type="float" office:value="0.666666666666667" calcext:value-type="float">
            <text:p>2/3 <text:s text:c="5"/></text:p>
          </table:table-cell>
          <table:table-cell table:style-name="ce20" table:formula="of:=[.C7]/(2^(FLOOR(LOG([.C7];2))))" office:value-type="float" office:value="1.33333333333333" calcext:value-type="float">
            <text:p>4/3 <text:s text:c="5"/></text:p>
          </table:table-cell>
          <table:table-cell table:style-name="ce27" table:formula="of:=[.D7]" office:value-type="float" office:value="1.33333333333333" calcext:value-type="float">
            <text:p>1.33333</text:p>
          </table:table-cell>
          <table:table-cell table:style-name="ce27" table:formula="of:=[.E7]" office:value-type="float" office:value="1.33333333333333" calcext:value-type="float">
            <text:p>1.33333</text:p>
          </table:table-cell>
          <table:table-cell table:style-name="ce36" table:formula="of:=1200*LOG([.F7]/[.H7];2)" office:value-type="float" office:value="-1.95500086538759" calcext:value-type="float">
            <text:p>-2.0</text:p>
          </table:table-cell>
          <table:table-cell table:style-name="ce38" office:value-type="float" office:value="1.33483985417003" calcext:value-type="float">
            <text:p>1.33484</text:p>
          </table:table-cell>
          <table:table-cell table:style-name="ce53" office:value-type="string" calcext:value-type="string">
            <text:p>F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6" calcext:value-type="float">
            <text:p>-6</text:p>
          </table:table-cell>
          <table:table-cell table:style-name="ce20" table:formula="of:=(3/2)^[.B8]" office:value-type="float" office:value="0.0877914951989026" calcext:value-type="float">
            <text:p>64/729 <text:s text:c="3"/></text:p>
          </table:table-cell>
          <table:table-cell table:style-name="ce20" table:formula="of:=[.C8]/(2^(FLOOR(LOG([.C8];2))))" office:value-type="float" office:value="1.40466392318244" calcext:value-type="float">
            <text:p>1024/729 <text:s text:c="3"/></text:p>
          </table:table-cell>
          <table:table-cell table:style-name="ce27" table:formula="of:=[.D8]" office:value-type="float" office:value="1.40466392318244" calcext:value-type="float">
            <text:p>1.40466</text:p>
          </table:table-cell>
          <table:table-cell table:style-name="ce27" table:formula="of:=[.E8]" office:value-type="float" office:value="1.40466392318244" calcext:value-type="float">
            <text:p>1.40466</text:p>
          </table:table-cell>
          <table:table-cell table:style-name="ce36" table:formula="of:=1200*LOG([.F8]/[.H8];2)" office:value-type="float" office:value="-11.7300051923248" calcext:value-type="float">
            <text:p>-11.7</text:p>
          </table:table-cell>
          <table:table-cell table:style-name="ce40" office:value-type="float" office:value="1.4142135623731" calcext:value-type="float" table:number-columns-spanned="1" table:number-rows-spanned="2">
            <text:p>1.41421</text:p>
          </table:table-cell>
          <table:table-cell table:style-name="ce2" office:value-type="string" calcext:value-type="string">
            <text:p>F♯ 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20" table:formula="of:=(3/2)^[.B9]" office:value-type="float" office:value="11.390625" calcext:value-type="float">
            <text:p>729/64 <text:s text:c="4"/></text:p>
          </table:table-cell>
          <table:table-cell table:style-name="ce20" table:formula="of:=[.C9]/(2^(FLOOR(LOG([.C9];2))))" office:value-type="float" office:value="1.423828125" calcext:value-type="float">
            <text:p>729/512 <text:s text:c="3"/></text:p>
          </table:table-cell>
          <table:table-cell table:style-name="ce27" table:formula="of:=[.D9]" office:value-type="float" office:value="1.423828125" calcext:value-type="float">
            <text:p>1.42383</text:p>
          </table:table-cell>
          <table:table-cell table:style-name="ce27" table:formula="of:=[.E9]" office:value-type="float" office:value="1.423828125" calcext:value-type="float">
            <text:p>1.42383</text:p>
          </table:table-cell>
          <table:table-cell table:style-name="ce36" table:formula="of:=1200*LOG([.F9]/[.H8];2)" office:value-type="float" office:value="11.7300051923244" calcext:value-type="float">
            <text:p>11.7</text:p>
          </table:table-cell>
          <table:covered-table-cell table:style-name="ce27"/>
          <table:table-cell table:style-name="ce2" office:value-type="string" calcext:value-type="string">
            <text:p>G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0" table:formula="of:=(3/2)^[.B10]" office:value-type="float" office:value="1.5" calcext:value-type="float">
            <text:p>3/2 <text:s text:c="5"/></text:p>
          </table:table-cell>
          <table:table-cell table:style-name="ce20" table:formula="of:=[.C10]/(2^(FLOOR(LOG([.C10];2))))" office:value-type="float" office:value="1.5" calcext:value-type="float">
            <text:p>3/2 <text:s text:c="5"/></text:p>
          </table:table-cell>
          <table:table-cell table:style-name="ce27" table:formula="of:=[.D10]" office:value-type="float" office:value="1.5" calcext:value-type="float">
            <text:p>1.50000</text:p>
          </table:table-cell>
          <table:table-cell table:style-name="ce27" table:formula="of:=[.E10]" office:value-type="float" office:value="1.5" calcext:value-type="float">
            <text:p>1.50000</text:p>
          </table:table-cell>
          <table:table-cell table:style-name="ce36" table:formula="of:=1200*LOG([.F10]/[.H10];2)" office:value-type="float" office:value="1.95500086538723" calcext:value-type="float">
            <text:p>2.0</text:p>
          </table:table-cell>
          <table:table-cell table:style-name="ce6" office:value-type="float" office:value="1.49830707687668" calcext:value-type="float">
            <text:p>1.49830707687668</text:p>
          </table:table-cell>
          <table:table-cell table:style-name="ce12" office:value-type="string" calcext:value-type="string">
            <text:p>G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4" calcext:value-type="float">
            <text:p>-4</text:p>
          </table:table-cell>
          <table:table-cell table:style-name="ce20" table:formula="of:=(3/2)^[.B11]" office:value-type="float" office:value="0.197530864197531" calcext:value-type="float">
            <text:p>16/81 <text:s text:c="4"/></text:p>
          </table:table-cell>
          <table:table-cell table:style-name="ce20" table:formula="of:=[.C11]/(2^(FLOOR(LOG([.C11];2))))" office:value-type="float" office:value="1.58024691358025" calcext:value-type="float">
            <text:p>128/81 <text:s text:c="4"/></text:p>
          </table:table-cell>
          <table:table-cell table:style-name="ce27" table:formula="of:=[.D11]" office:value-type="float" office:value="1.58024691358025" calcext:value-type="float">
            <text:p>1.58025</text:p>
          </table:table-cell>
          <table:table-cell table:style-name="ce27" table:formula="of:=[.E11]" office:value-type="float" office:value="1.58024691358025" calcext:value-type="float">
            <text:p>1.58025</text:p>
          </table:table-cell>
          <table:table-cell table:style-name="ce36" table:formula="of:=1200*LOG([.F11]/[.H11];2)" office:value-type="float" office:value="-7.82000346154969" calcext:value-type="float">
            <text:p>-7.8</text:p>
          </table:table-cell>
          <table:table-cell table:style-name="ce38" office:value-type="float" office:value="1.5874010519682" calcext:value-type="float">
            <text:p>1.58740</text:p>
          </table:table-cell>
          <table:table-cell table:style-name="ce12" office:value-type="string" calcext:value-type="string">
            <text:p>G♯/A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0" table:formula="of:=(3/2)^[.B12]" office:value-type="float" office:value="3.375" calcext:value-type="float">
            <text:p>27/8 <text:s text:c="5"/></text:p>
          </table:table-cell>
          <table:table-cell table:style-name="ce20" table:formula="of:=[.C12]/(2^(FLOOR(LOG([.C12];2))))" office:value-type="float" office:value="1.6875" calcext:value-type="float">
            <text:p>27/16 <text:s text:c="4"/></text:p>
          </table:table-cell>
          <table:table-cell table:style-name="ce27" table:formula="of:=[.D12]" office:value-type="float" office:value="1.6875" calcext:value-type="float">
            <text:p>1.68750</text:p>
          </table:table-cell>
          <table:table-cell table:style-name="ce27" table:formula="of:=[.E12]" office:value-type="float" office:value="1.6875" calcext:value-type="float">
            <text:p>1.68750</text:p>
          </table:table-cell>
          <table:table-cell table:style-name="ce36" table:formula="of:=1200*LOG([.F12]/[.H12];2)" office:value-type="float" office:value="5.8650025961623" calcext:value-type="float">
            <text:p>5.9</text:p>
          </table:table-cell>
          <table:table-cell table:style-name="ce27" office:value-type="float" office:value="1.68179283050743" calcext:value-type="float">
            <text:p>1.68179</text:p>
          </table:table-cell>
          <table:table-cell table:style-name="ce12" office:value-type="string" calcext:value-type="string">
            <text:p>A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20" table:formula="of:=(3/2)^[.B13]" office:value-type="float" office:value="0.444444444444444" calcext:value-type="float">
            <text:p>4/9 <text:s text:c="5"/></text:p>
          </table:table-cell>
          <table:table-cell table:style-name="ce20" table:formula="of:=[.C13]/(2^(FLOOR(LOG([.C13];2))))" office:value-type="float" office:value="1.77777777777778" calcext:value-type="float">
            <text:p>16/9 <text:s text:c="5"/></text:p>
          </table:table-cell>
          <table:table-cell table:style-name="ce27" table:formula="of:=[.D13]" office:value-type="float" office:value="1.77777777777778" calcext:value-type="float">
            <text:p>1.77778</text:p>
          </table:table-cell>
          <table:table-cell table:style-name="ce27" table:formula="of:=[.E13]" office:value-type="float" office:value="1.77777777777778" calcext:value-type="float">
            <text:p>1.77778</text:p>
          </table:table-cell>
          <table:table-cell table:style-name="ce36" table:formula="of:=1200*LOG([.F13]/[.H13];2)" office:value-type="float" office:value="-3.91000173077487" calcext:value-type="float">
            <text:p>-3.9</text:p>
          </table:table-cell>
          <table:table-cell table:style-name="ce6" office:value-type="float" office:value="1.78179743628068" calcext:value-type="float">
            <text:p>1.78179743628068</text:p>
          </table:table-cell>
          <table:table-cell table:style-name="ce12" office:value-type="string" calcext:value-type="string">
            <text:p>A♯/B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20" table:formula="of:=(3/2)^[.B14]" office:value-type="float" office:value="7.59375" calcext:value-type="float">
            <text:p>243/32 <text:s text:c="4"/></text:p>
          </table:table-cell>
          <table:table-cell table:style-name="ce20" table:formula="of:=[.C14]/(2^(FLOOR(LOG([.C14];2))))" office:value-type="float" office:value="1.8984375" calcext:value-type="float">
            <text:p>243/128 <text:s text:c="3"/></text:p>
          </table:table-cell>
          <table:table-cell table:style-name="ce27" table:formula="of:=[.D14]" office:value-type="float" office:value="1.8984375" calcext:value-type="float">
            <text:p>1.89844</text:p>
          </table:table-cell>
          <table:table-cell table:style-name="ce27" table:formula="of:=[.E14]" office:value-type="float" office:value="1.8984375" calcext:value-type="float">
            <text:p>1.89844</text:p>
          </table:table-cell>
          <table:table-cell table:style-name="ce36" table:formula="of:=1200*LOG([.F14]/[.H14];2)" office:value-type="float" office:value="9.77500432693717" calcext:value-type="float">
            <text:p>9.8</text:p>
          </table:table-cell>
          <table:table-cell table:style-name="ce38" office:value-type="float" office:value="1.88774862536339" calcext:value-type="float">
            <text:p>1.88775</text:p>
          </table:table-cell>
          <table:table-cell table:style-name="ce12" office:value-type="string" calcext:value-type="string">
            <text:p>B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6"/>
          <table:table-cell table:style-name="ce1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38"/>
          <table:table-cell table:style-name="ce5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27"/>
          <table:table-cell table:style-name="ce5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38"/>
          <table:table-cell table:style-name="ce5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27"/>
          <table:table-cell table:style-name="ce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38"/>
          <table:table-cell/>
        </table:table-row>
        <table:table-row table:style-name="ro1" table:number-rows-repeated="12">
          <table:table-cell/>
          <table:table-cell table:style-name="ce10"/>
          <table:table-cell table:style-name="ce23"/>
          <table:table-cell table:style-name="ce25"/>
          <table:table-cell table:number-columns-repeated="5"/>
        </table:table-row>
        <table:table-row table:style-name="ro1" table:number-rows-repeated="18">
          <table:table-cell table:number-columns-repeated="3"/>
          <table:table-cell table:style-name="ce25"/>
          <table:table-cell table:number-columns-repeated="5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arm" table:style-name="ta1">
        <office:forms form:automatic-focus="false" form:apply-design-mode="false"/>
        <table:shapes>
          <draw:frame draw:z-index="0" draw:style-name="gr1" draw:text-style-name="P1" svg:width="750.05pt" svg:height="181.9pt" svg:x="832.59pt" svg:y="23.1pt">
            <draw:object draw:notify-on-update-of-ranges="Harm.H2:Harm.H17 Harm.H1:Harm.H1 Harm.A2:Harm.A17 Harm.F2:Harm.F17 Harm.F1:Harm.F1 Harm.A2:Harm.A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1" table:default-cell-style-name="ce44"/>
        <table:table-column table:style-name="co2" table:default-cell-style-name="ce44"/>
        <table:table-column table:style-name="co7" table:default-cell-style-name="ce48"/>
        <table:table-column table:style-name="co8" table:default-cell-style-name="ce48"/>
        <table:table-column table:style-name="co9" table:default-cell-style-name="ce50"/>
        <table:table-column table:style-name="co5" table:default-cell-style-name="ce50"/>
        <table:table-column table:style-name="co10" table:default-cell-style-name="Default"/>
        <table:table-column table:style-name="co1" table:default-cell-style-name="Default"/>
        <table:table-row table:style-name="ro2">
          <table:table-cell table:style-name="ce4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umerator</text:p>
          </table:table-cell>
          <table:table-cell table:style-name="ce29" office:value-type="string" calcext:value-type="string">
            <text:p>Denominator</text:p>
          </table:table-cell>
          <table:table-cell table:style-name="ce29" office:value-type="string" calcext:value-type="string">
            <text:p>Ratio</text:p>
          </table:table-cell>
          <table:table-cell table:style-name="ce4" office:value-type="string" calcext:value-type="string">
            <text:p>Harmonic</text:p>
          </table:table-cell>
          <table:table-cell table:style-name="ce35" office:value-type="string" calcext:value-type="string">
            <text:p>Delta</text:p>
          </table:table-cell>
          <table:table-cell table:style-name="ce39" office:value-type="string" calcext:value-type="string">
            <text:p>12-EDO</text:p>
          </table:table-cell>
          <table:table-cell table:style-name="ce4" office:value-type="string" calcext:value-type="string">
            <text:p>Pitch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6" table:formula="of:=[.B2]+1" office:value-type="float" office:value="1" calcext:value-type="float">
            <text:p>1</text:p>
          </table:table-cell>
          <table:table-cell table:style-name="ce26" table:formula="of:=2^(-FLOOR(LOG([.C2];2)))" office:value-type="float" office:value="1" calcext:value-type="float">
            <text:p>1</text:p>
          </table:table-cell>
          <table:table-cell table:style-name="ce31" table:formula="of:=[.C2]/[.D2]" office:value-type="float" office:value="1" calcext:value-type="float">
            <text:p>1/1 <text:s text:c="2"/></text:p>
          </table:table-cell>
          <table:table-cell table:style-name="ce38" table:formula="of:=[.C2]/[.D2]" office:value-type="float" office:value="1" calcext:value-type="float">
            <text:p>1.00000</text:p>
          </table:table-cell>
          <table:table-cell table:style-name="ce36" table:formula="of:=1200*LOG([.F2]/[.H2];2)" office:value-type="float" office:value="0" calcext:value-type="float">
            <text:p>0.0</text:p>
          </table:table-cell>
          <table:table-cell table:style-name="ce38" office:value-type="float" office:value="1" calcext:value-type="float">
            <text:p>1.00000</text:p>
          </table:table-cell>
          <table:table-cell table:style-name="ce53" office:value-type="string" calcext:value-type="string">
            <text:p>C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26" table:formula="of:=[.B3]+1" office:value-type="float" office:value="17" calcext:value-type="float">
            <text:p>17</text:p>
          </table:table-cell>
          <table:table-cell table:style-name="ce26" table:formula="of:=2^FLOOR(LOG([.C3];2))" office:value-type="float" office:value="16" calcext:value-type="float">
            <text:p>16</text:p>
          </table:table-cell>
          <table:table-cell table:style-name="ce31" table:formula="of:=[.C3]/[.D3]" office:value-type="float" office:value="1.0625" calcext:value-type="float">
            <text:p>17/16 <text:s/></text:p>
          </table:table-cell>
          <table:table-cell table:style-name="ce38" table:formula="of:=[.C3]/[.D3]" office:value-type="float" office:value="1.0625" calcext:value-type="float">
            <text:p>1.06250</text:p>
          </table:table-cell>
          <table:table-cell table:style-name="ce36" table:formula="of:=1200*LOG([.F3]/[.H3];2)" office:value-type="float" office:value="4.95540950039963" calcext:value-type="float">
            <text:p>5.0</text:p>
          </table:table-cell>
          <table:table-cell table:style-name="ce38" office:value-type="float" office:value="1.0594630943593" calcext:value-type="float">
            <text:p>1.05946</text:p>
          </table:table-cell>
          <table:table-cell table:style-name="ce53" office:value-type="string" calcext:value-type="string">
            <text:p>C♯/D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26" table:formula="of:=[.B4]+1" office:value-type="float" office:value="9" calcext:value-type="float">
            <text:p>9</text:p>
          </table:table-cell>
          <table:table-cell table:style-name="ce26" table:formula="of:=2^FLOOR(LOG([.C4];2))" office:value-type="float" office:value="8" calcext:value-type="float">
            <text:p>8</text:p>
          </table:table-cell>
          <table:table-cell table:style-name="ce31" table:formula="of:=[.C4]/[.D4]" office:value-type="float" office:value="1.125" calcext:value-type="float">
            <text:p>9/8 <text:s text:c="2"/></text:p>
          </table:table-cell>
          <table:table-cell table:style-name="ce38" table:formula="of:=[.C4]/[.D4]" office:value-type="float" office:value="1.125" calcext:value-type="float">
            <text:p>1.12500</text:p>
          </table:table-cell>
          <table:table-cell table:style-name="ce36" table:formula="of:=1200*LOG([.F4]/[.H4];2)" office:value-type="float" office:value="3.91000173077974" calcext:value-type="float">
            <text:p>3.9</text:p>
          </table:table-cell>
          <table:table-cell table:style-name="ce38" office:value-type="float" office:value="1.12246204830937" calcext:value-type="float">
            <text:p>1.12246</text:p>
          </table:table-cell>
          <table:table-cell table:style-name="ce53" office:value-type="string" calcext:value-type="string">
            <text:p>D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18" calcext:value-type="float">
            <text:p>18</text:p>
          </table:table-cell>
          <table:table-cell table:style-name="ce26" table:formula="of:=[.B5]+1" office:value-type="float" office:value="19" calcext:value-type="float">
            <text:p>19</text:p>
          </table:table-cell>
          <table:table-cell table:style-name="ce26" table:formula="of:=2^FLOOR(LOG([.C5];2))" office:value-type="float" office:value="16" calcext:value-type="float">
            <text:p>16</text:p>
          </table:table-cell>
          <table:table-cell table:style-name="ce31" table:formula="of:=[.C5]/[.D5]" office:value-type="float" office:value="1.1875" calcext:value-type="float">
            <text:p>19/16 <text:s/></text:p>
          </table:table-cell>
          <table:table-cell table:style-name="ce38" table:formula="of:=[.C5]/[.D5]" office:value-type="float" office:value="1.1875" calcext:value-type="float">
            <text:p>1.18750</text:p>
          </table:table-cell>
          <table:table-cell table:style-name="ce36" table:formula="of:=1200*LOG([.F5]/[.H5];2)" office:value-type="float" office:value="-2.48698386769565" calcext:value-type="float">
            <text:p>-2.5</text:p>
          </table:table-cell>
          <table:table-cell table:style-name="ce38" office:value-type="float" office:value="1.18920711500272" calcext:value-type="float">
            <text:p>1.18921</text:p>
          </table:table-cell>
          <table:table-cell table:style-name="ce53" office:value-type="string" calcext:value-type="string">
            <text:p>D♯/E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26" table:formula="of:=[.B6]+1" office:value-type="float" office:value="5" calcext:value-type="float">
            <text:p>5</text:p>
          </table:table-cell>
          <table:table-cell table:style-name="ce26" table:formula="of:=2^FLOOR(LOG([.C6];2))" office:value-type="float" office:value="4" calcext:value-type="float">
            <text:p>4</text:p>
          </table:table-cell>
          <table:table-cell table:style-name="ce31" table:formula="of:=[.C6]/[.D6]" office:value-type="float" office:value="1.25" calcext:value-type="float">
            <text:p>5/4 <text:s text:c="2"/></text:p>
          </table:table-cell>
          <table:table-cell table:style-name="ce38" table:formula="of:=[.C6]/[.D6]" office:value-type="float" office:value="1.25" calcext:value-type="float">
            <text:p>1.25000</text:p>
          </table:table-cell>
          <table:table-cell table:style-name="ce36" table:formula="of:=1200*LOG([.F6]/[.H6];2)" office:value-type="float" office:value="-13.6862861351609" calcext:value-type="float">
            <text:p>-13.7</text:p>
          </table:table-cell>
          <table:table-cell table:style-name="ce38" office:value-type="float" office:value="1.25992104989487" calcext:value-type="float">
            <text:p>1.25992</text:p>
          </table:table-cell>
          <table:table-cell table:style-name="ce53" office:value-type="string" calcext:value-type="string">
            <text:p>E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6" table:formula="of:=[.B7]+1" office:value-type="float" office:value="21" calcext:value-type="float">
            <text:p>21</text:p>
          </table:table-cell>
          <table:table-cell table:style-name="ce26" table:formula="of:=2^FLOOR(LOG([.C7];2))" office:value-type="float" office:value="16" calcext:value-type="float">
            <text:p>16</text:p>
          </table:table-cell>
          <table:table-cell table:style-name="ce31" table:formula="of:=[.C7]/[.D7]" office:value-type="float" office:value="1.3125" calcext:value-type="float">
            <text:p>21/16 <text:s/></text:p>
          </table:table-cell>
          <table:table-cell table:style-name="ce38" table:formula="of:=[.C7]/[.D7]" office:value-type="float" office:value="1.3125" calcext:value-type="float">
            <text:p>1.31250</text:p>
          </table:table-cell>
          <table:table-cell table:style-name="ce36" table:formula="of:=1200*LOG([.F7]/[.H7];2)" office:value-type="float" office:value="-29.219092665482" calcext:value-type="float">
            <text:p>-29.2</text:p>
          </table:table-cell>
          <table:table-cell table:style-name="ce38" office:value-type="float" office:value="1.33483985417003" calcext:value-type="float">
            <text:p>1.33484</text:p>
          </table:table-cell>
          <table:table-cell table:style-name="ce53" office:value-type="string" calcext:value-type="string">
            <text:p>F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6" table:formula="of:=[.B8]+1" office:value-type="float" office:value="11" calcext:value-type="float">
            <text:p>11</text:p>
          </table:table-cell>
          <table:table-cell table:style-name="ce26" table:formula="of:=2^FLOOR(LOG([.C8];2))" office:value-type="float" office:value="8" calcext:value-type="float">
            <text:p>8</text:p>
          </table:table-cell>
          <table:table-cell table:style-name="ce31" table:formula="of:=[.C8]/[.D8]" office:value-type="float" office:value="1.375" calcext:value-type="float">
            <text:p>11/8 <text:s text:c="2"/></text:p>
          </table:table-cell>
          <table:table-cell table:style-name="ce38" table:formula="of:=[.C8]/[.D8]" office:value-type="float" office:value="1.375" calcext:value-type="float">
            <text:p>1.37500</text:p>
          </table:table-cell>
          <table:table-cell table:style-name="ce36" table:formula="of:=1200*LOG([.F8]/[.H8];2)" office:value-type="float" office:value="-48.6820576352495" calcext:value-type="float">
            <text:p>-48.7</text:p>
          </table:table-cell>
          <table:table-cell table:style-name="ce27" office:value-type="float" office:value="1.4142135623731" calcext:value-type="float" table:number-columns-spanned="1" table:number-rows-spanned="2">
            <text:p>1.41421</text:p>
          </table:table-cell>
          <table:table-cell table:style-name="ce2" office:value-type="string" calcext:value-type="string" table:number-columns-spanned="1" table:number-rows-spanned="2">
            <text:p>F♯/G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26" table:formula="of:=[.B9]+1" office:value-type="float" office:value="23" calcext:value-type="float">
            <text:p>23</text:p>
          </table:table-cell>
          <table:table-cell table:style-name="ce26" table:formula="of:=2^FLOOR(LOG([.C9];2))" office:value-type="float" office:value="16" calcext:value-type="float">
            <text:p>16</text:p>
          </table:table-cell>
          <table:table-cell table:style-name="ce31" table:formula="of:=[.C9]/[.D9]" office:value-type="float" office:value="1.4375" calcext:value-type="float">
            <text:p>23/16 <text:s/></text:p>
          </table:table-cell>
          <table:table-cell table:style-name="ce38" table:formula="of:=[.C9]/[.D9]" office:value-type="float" office:value="1.4375" calcext:value-type="float">
            <text:p>1.43750</text:p>
          </table:table-cell>
          <table:table-cell table:style-name="ce36" table:formula="of:=1200*LOG([.F9]/[.H8];2)" office:value-type="float" office:value="28.2743472684094" calcext:value-type="float">
            <text:p>28.3</text:p>
          </table:table-cell>
          <table:covered-table-cell table:style-name="ce38"/>
          <table:covered-table-cell table:style-name="ce5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6" table:formula="of:=[.B10]+1" office:value-type="float" office:value="3" calcext:value-type="float">
            <text:p>3</text:p>
          </table:table-cell>
          <table:table-cell table:style-name="ce26" table:formula="of:=2^FLOOR(LOG([.C10];2))" office:value-type="float" office:value="2" calcext:value-type="float">
            <text:p>2</text:p>
          </table:table-cell>
          <table:table-cell table:style-name="ce31" table:formula="of:=[.C10]/[.D10]" office:value-type="float" office:value="1.5" calcext:value-type="float">
            <text:p>3/2 <text:s text:c="2"/></text:p>
          </table:table-cell>
          <table:table-cell table:style-name="ce38" table:formula="of:=[.C10]/[.D10]" office:value-type="float" office:value="1.5" calcext:value-type="float">
            <text:p>1.50000</text:p>
          </table:table-cell>
          <table:table-cell table:style-name="ce36" table:formula="of:=1200*LOG([.F10]/[.H10];2)" office:value-type="float" office:value="1.95500086538915" calcext:value-type="float">
            <text:p>2.0</text:p>
          </table:table-cell>
          <table:table-cell table:style-name="ce38" office:value-type="float" office:value="1.49830707687668" calcext:value-type="float">
            <text:p>1.49831</text:p>
          </table:table-cell>
          <table:table-cell table:style-name="ce77" office:value-type="string" calcext:value-type="string">
            <text:p>G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24" calcext:value-type="float">
            <text:p>24</text:p>
          </table:table-cell>
          <table:table-cell table:style-name="ce26" table:formula="of:=[.B11]+1" office:value-type="float" office:value="25" calcext:value-type="float">
            <text:p>25</text:p>
          </table:table-cell>
          <table:table-cell table:style-name="ce26" table:formula="of:=2^FLOOR(LOG([.C11];2))" office:value-type="float" office:value="16" calcext:value-type="float">
            <text:p>16</text:p>
          </table:table-cell>
          <table:table-cell table:style-name="ce31" table:formula="of:=[.C11]/[.D11]" office:value-type="float" office:value="1.5625" calcext:value-type="float">
            <text:p>25/16 <text:s/></text:p>
          </table:table-cell>
          <table:table-cell table:style-name="ce38" table:formula="of:=[.C11]/[.D11]" office:value-type="float" office:value="1.5625" calcext:value-type="float">
            <text:p>1.56250</text:p>
          </table:table-cell>
          <table:table-cell table:style-name="ce36" table:formula="of:=1200*LOG([.F11]/[.H11];2)" office:value-type="float" office:value="-27.3725722703309" calcext:value-type="float">
            <text:p>-27.4</text:p>
          </table:table-cell>
          <table:table-cell table:style-name="ce27" office:value-type="float" office:value="1.5874010519682" calcext:value-type="float" table:number-columns-spanned="1" table:number-rows-spanned="2">
            <text:p>1.58740</text:p>
          </table:table-cell>
          <table:table-cell table:style-name="ce43" office:value-type="string" calcext:value-type="string" table:number-columns-spanned="1" table:number-rows-spanned="2">
            <text:p>G♯/A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26" table:formula="of:=[.B12]+1" office:value-type="float" office:value="13" calcext:value-type="float">
            <text:p>13</text:p>
          </table:table-cell>
          <table:table-cell table:style-name="ce26" table:formula="of:=2^FLOOR(LOG([.C12];2))" office:value-type="float" office:value="8" calcext:value-type="float">
            <text:p>8</text:p>
          </table:table-cell>
          <table:table-cell table:style-name="ce31" table:formula="of:=[.C12]/[.D12]" office:value-type="float" office:value="1.625" calcext:value-type="float">
            <text:p>13/8 <text:s text:c="2"/></text:p>
          </table:table-cell>
          <table:table-cell table:style-name="ce38" table:formula="of:=[.C12]/[.D12]" office:value-type="float" office:value="1.625" calcext:value-type="float">
            <text:p>1.62500</text:p>
          </table:table-cell>
          <table:table-cell table:style-name="ce36" table:formula="of:=1200*LOG([.F12]/[.H11];2)" office:value-type="float" office:value="40.5276617693099" calcext:value-type="float">
            <text:p>40.5</text:p>
          </table:table-cell>
          <table:covered-table-cell table:style-name="ce27"/>
          <table:covered-table-cell table:style-name="ce7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26" table:formula="of:=[.B13]+1" office:value-type="float" office:value="27" calcext:value-type="float">
            <text:p>27</text:p>
          </table:table-cell>
          <table:table-cell table:style-name="ce26" table:formula="of:=2^FLOOR(LOG([.C13];2))" office:value-type="float" office:value="16" calcext:value-type="float">
            <text:p>16</text:p>
          </table:table-cell>
          <table:table-cell table:style-name="ce31" table:formula="of:=[.C13]/[.D13]" office:value-type="float" office:value="1.6875" calcext:value-type="float">
            <text:p>27/16 <text:s/></text:p>
          </table:table-cell>
          <table:table-cell table:style-name="ce38" table:formula="of:=[.C13]/[.D13]" office:value-type="float" office:value="1.6875" calcext:value-type="float">
            <text:p>1.68750</text:p>
          </table:table-cell>
          <table:table-cell table:style-name="ce36" table:formula="of:=1200*LOG([.F13]/[.H13];2)" office:value-type="float" office:value="5.86500259616115" calcext:value-type="float">
            <text:p>5.9</text:p>
          </table:table-cell>
          <table:table-cell table:style-name="ce38" office:value-type="float" office:value="1.68179283050743" calcext:value-type="float">
            <text:p>1.68179</text:p>
          </table:table-cell>
          <table:table-cell table:style-name="ce77" office:value-type="string" calcext:value-type="string">
            <text:p>A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26" table:formula="of:=[.B14]+1" office:value-type="float" office:value="7" calcext:value-type="float">
            <text:p>7</text:p>
          </table:table-cell>
          <table:table-cell table:style-name="ce26" table:formula="of:=2^FLOOR(LOG([.C14];2))" office:value-type="float" office:value="4" calcext:value-type="float">
            <text:p>4</text:p>
          </table:table-cell>
          <table:table-cell table:style-name="ce31" table:formula="of:=[.C14]/[.D14]" office:value-type="float" office:value="1.75" calcext:value-type="float">
            <text:p>7/4 <text:s text:c="2"/></text:p>
          </table:table-cell>
          <table:table-cell table:style-name="ce38" table:formula="of:=[.C14]/[.D14]" office:value-type="float" office:value="1.75" calcext:value-type="float">
            <text:p>1.75000</text:p>
          </table:table-cell>
          <table:table-cell table:style-name="ce37" table:formula="of:=1200*LOG([.F14]/[.H14];2)" office:value-type="float" office:value="-31.1740935308766" calcext:value-type="float">
            <text:p>-31.174</text:p>
          </table:table-cell>
          <table:table-cell table:style-name="ce27" office:value-type="float" office:value="1.78179743628068" calcext:value-type="float" table:number-columns-spanned="1" table:number-rows-spanned="2">
            <text:p>1.78180</text:p>
          </table:table-cell>
          <table:table-cell table:style-name="ce43" office:value-type="string" calcext:value-type="string" table:number-columns-spanned="1" table:number-rows-spanned="2">
            <text:p>A♯/B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28" calcext:value-type="float">
            <text:p>28</text:p>
          </table:table-cell>
          <table:table-cell table:style-name="ce26" table:formula="of:=[.B15]+1" office:value-type="float" office:value="29" calcext:value-type="float">
            <text:p>29</text:p>
          </table:table-cell>
          <table:table-cell table:style-name="ce26" table:formula="of:=2^FLOOR(LOG([.C15];2))" office:value-type="float" office:value="16" calcext:value-type="float">
            <text:p>16</text:p>
          </table:table-cell>
          <table:table-cell table:style-name="ce31" table:formula="of:=[.C15]/[.D15]" office:value-type="float" office:value="1.8125" calcext:value-type="float">
            <text:p>29/16 <text:s/></text:p>
          </table:table-cell>
          <table:table-cell table:style-name="ce38" table:formula="of:=[.C15]/[.D15]" office:value-type="float" office:value="1.8125" calcext:value-type="float">
            <text:p>1.81250</text:p>
          </table:table-cell>
          <table:table-cell table:style-name="ce37" table:formula="of:=1200*LOG([.F15]/[.H14];2)" office:value-type="float" office:value="29.5771941530851" calcext:value-type="float">
            <text:p>29.577</text:p>
          </table:table-cell>
          <table:covered-table-cell table:style-name="ce38"/>
          <table:covered-table-cell table:style-name="ce7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26" table:formula="of:=[.B16]+1" office:value-type="float" office:value="15" calcext:value-type="float">
            <text:p>15</text:p>
          </table:table-cell>
          <table:table-cell table:style-name="ce26" table:formula="of:=2^FLOOR(LOG([.C16];2))" office:value-type="float" office:value="8" calcext:value-type="float">
            <text:p>8</text:p>
          </table:table-cell>
          <table:table-cell table:style-name="ce31" table:formula="of:=[.C16]/[.D16]" office:value-type="float" office:value="1.875" calcext:value-type="float">
            <text:p>15/8 <text:s text:c="2"/></text:p>
          </table:table-cell>
          <table:table-cell table:style-name="ce38" table:formula="of:=[.C16]/[.D16]" office:value-type="float" office:value="1.875" calcext:value-type="float">
            <text:p>1.87500</text:p>
          </table:table-cell>
          <table:table-cell table:style-name="ce36" table:formula="of:=1200*LOG([.F16]/[.H16];2)" office:value-type="float" office:value="-11.7312852697807" calcext:value-type="float">
            <text:p>-11.7</text:p>
          </table:table-cell>
          <table:table-cell table:style-name="ce27" office:value-type="float" office:value="1.88774862536339" calcext:value-type="float" table:number-columns-spanned="1" table:number-rows-spanned="2">
            <text:p>1.88775</text:p>
          </table:table-cell>
          <table:table-cell table:style-name="ce2" office:value-type="string" calcext:value-type="string" table:number-columns-spanned="1" table:number-rows-spanned="2">
            <text:p>B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6" table:formula="of:=[.B17]+1" office:value-type="float" office:value="31" calcext:value-type="float">
            <text:p>31</text:p>
          </table:table-cell>
          <table:table-cell table:style-name="ce26" table:formula="of:=2^FLOOR(LOG([.C17];2))" office:value-type="float" office:value="16" calcext:value-type="float">
            <text:p>16</text:p>
          </table:table-cell>
          <table:table-cell table:style-name="ce31" table:formula="of:=[.C17]/[.D17]" office:value-type="float" office:value="1.9375" calcext:value-type="float">
            <text:p>31/16 <text:s/></text:p>
          </table:table-cell>
          <table:table-cell table:style-name="ce38" table:formula="of:=[.C17]/[.D17]" office:value-type="float" office:value="1.9375" calcext:value-type="float">
            <text:p>1.93750</text:p>
          </table:table-cell>
          <table:table-cell table:style-name="ce36" table:formula="of:=1200*LOG([.F17]/[.H16];2)" office:value-type="float" office:value="45.0355724642474" calcext:value-type="float">
            <text:p>45.0</text:p>
          </table:table-cell>
          <table:covered-table-cell table:style-name="ce38"/>
          <table:covered-table-cell table:style-name="ce52"/>
        </table:table-row>
        <table:table-row table:style-name="ro1">
          <table:table-cell table:style-name="ce3"/>
          <table:table-cell table:style-name="ce5"/>
          <table:table-cell table:style-name="ce8" table:number-columns-repeated="3"/>
          <table:table-cell table:style-name="ce19"/>
          <table:table-cell table:style-name="ce22"/>
          <table:table-cell table:style-name="ce3"/>
          <table:table-cell/>
        </table:table-row>
        <table:table-row table:style-name="ro3" table:number-rows-repeated="24">
          <table:table-cell table:number-columns-repeated="2"/>
          <table:table-cell table:style-name="ce46" table:number-columns-repeated="3"/>
          <table:table-cell table:number-columns-repeated="4"/>
        </table:table-row>
        <table:table-row table:style-name="ro3" table:number-rows-repeated="104853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ExHarm" table:style-name="ta1">
        <office:forms form:automatic-focus="false" form:apply-design-mode="false"/>
        <table:shapes>
          <draw:frame draw:z-index="0" draw:style-name="gr1" draw:text-style-name="P1" svg:width="750.81pt" svg:height="422.31pt" svg:x="578.55pt" svg:y="920.04pt">
            <draw:object draw:notify-on-update-of-ranges="ExHarm.H2:ExHarm.H14 ExHarm.A2:ExHarm.A14 ExHarm.F12:ExHarm.F40 ExHarm.A12:ExHarm.A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50.05pt" svg:height="181.9pt" svg:x="700.61pt" svg:y="61.97pt">
            <draw:object draw:notify-on-update-of-ranges="ExHarm.H2:ExHarm.H20 ExHarm.H1:ExHarm.H1 ExHarm.A2:ExHarm.A20 ExHarm.F2:ExHarm.F20 ExHarm.F1:ExHarm.F1 ExHarm.A2:ExHarm.A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4"/>
        <table:table-column table:style-name="co2" table:default-cell-style-name="ce44"/>
        <table:table-column table:style-name="co11" table:default-cell-style-name="ce48"/>
        <table:table-column table:style-name="co1" table:default-cell-style-name="ce48"/>
        <table:table-column table:style-name="co4" table:default-cell-style-name="ce56"/>
        <table:table-column table:style-name="co5" table:default-cell-style-name="ce56"/>
        <table:table-column table:style-name="co5" table:default-cell-style-name="ce38"/>
        <table:table-column table:style-name="co1" table:default-cell-style-name="ce4"/>
        <table:table-row table:style-name="ro1">
          <table:table-cell table:style-name="ce6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umerator</text:p>
          </table:table-cell>
          <table:table-cell table:style-name="ce29" office:value-type="string" calcext:value-type="string">
            <text:p>Denominator</text:p>
          </table:table-cell>
          <table:table-cell table:style-name="ce29" office:value-type="string" calcext:value-type="string">
            <text:p>Ratio</text:p>
          </table:table-cell>
          <table:table-cell table:style-name="ce4" office:value-type="string" calcext:value-type="string">
            <text:p>ExHarmonic</text:p>
          </table:table-cell>
          <table:table-cell table:style-name="ce4" office:value-type="string" calcext:value-type="string">
            <text:p>Delta</text:p>
          </table:table-cell>
          <table:table-cell table:style-name="ce73" office:value-type="string" calcext:value-type="string">
            <text:p>12-EDO</text:p>
          </table:table-cell>
          <table:table-cell office:value-type="string" calcext:value-type="string">
            <text:p>Pitch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6" table:formula="of:=GESTEP([.B2])*([.B2]+1)-(1-GESTEP([.B2]))*([.B2]-1)" office:value-type="float" office:value="1" calcext:value-type="float">
            <text:p>1</text:p>
          </table:table-cell>
          <table:table-cell table:style-name="ce26" table:formula="of:=2^(FLOOR(LOG([.C2];2))+(1-GESTEP([.B2])))" office:value-type="float" office:value="1" calcext:value-type="float">
            <text:p>1</text:p>
          </table:table-cell>
          <table:table-cell table:style-name="ce31" table:formula="of:=([.C2]/[.D2])^SIGN([.B2])" office:value-type="float" office:value="1" calcext:value-type="float">
            <text:p>1/1 <text:s text:c="2"/></text:p>
          </table:table-cell>
          <table:table-cell table:style-name="ce27" table:formula="of:=[.E2]" office:value-type="float" office:value="1" calcext:value-type="float">
            <text:p>1.00000</text:p>
          </table:table-cell>
          <table:table-cell table:style-name="ce36" table:formula="of:=1200*LOG([.F2]/[.H2];2)" office:value-type="float" office:value="0" calcext:value-type="float">
            <text:p>0.0</text:p>
          </table:table-cell>
          <table:table-cell office:value-type="float" office:value="1" calcext:value-type="float">
            <text:p>1.00000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26" table:formula="of:=GESTEP([.B3])*([.B3]+1)-(1-GESTEP([.B3]))*([.B3]-1)" office:value-type="float" office:value="17" calcext:value-type="float">
            <text:p>17</text:p>
          </table:table-cell>
          <table:table-cell table:style-name="ce26" table:formula="of:=2^(FLOOR(LOG([.C3];2))+(1-GESTEP([.B3])))" office:value-type="float" office:value="16" calcext:value-type="float">
            <text:p>16</text:p>
          </table:table-cell>
          <table:table-cell table:style-name="ce31" table:formula="of:=([.C3]/[.D3])^SIGN([.B3])" office:value-type="float" office:value="1.0625" calcext:value-type="float">
            <text:p>17/16 <text:s/></text:p>
          </table:table-cell>
          <table:table-cell table:style-name="ce27" table:formula="of:=[.E3]" office:value-type="float" office:value="1.0625" calcext:value-type="float">
            <text:p>1.06250</text:p>
          </table:table-cell>
          <table:table-cell table:style-name="ce36" table:formula="of:=1200*LOG([.F3]/[.H3];2)" office:value-type="float" office:value="4.95540950039963" calcext:value-type="float">
            <text:p>5.0</text:p>
          </table:table-cell>
          <table:table-cell table:style-name="ce27" office:value-type="float" office:value="1.0594630943593" calcext:value-type="float" table:number-columns-spanned="1" table:number-rows-spanned="2">
            <text:p>1.05946</text:p>
          </table:table-cell>
          <table:table-cell table:style-name="ce2" office:value-type="string" calcext:value-type="string" table:number-columns-spanned="1" table:number-rows-spanned="2">
            <text:p>C♯/D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14" calcext:value-type="float">
            <text:p>-14</text:p>
          </table:table-cell>
          <table:table-cell table:style-name="ce26" table:formula="of:=GESTEP([.B4])*([.B4]+1)-(1-GESTEP([.B4]))*([.B4]-1)" office:value-type="float" office:value="15" calcext:value-type="float">
            <text:p>15</text:p>
          </table:table-cell>
          <table:table-cell table:style-name="ce26" table:formula="of:=2^(FLOOR(LOG([.C4];2))+(1-GESTEP([.B4])))" office:value-type="float" office:value="16" calcext:value-type="float">
            <text:p>16</text:p>
          </table:table-cell>
          <table:table-cell table:style-name="ce31" table:formula="of:=([.C4]/[.D4])^SIGN([.B4])" office:value-type="float" office:value="1.06666666666667" calcext:value-type="float">
            <text:p>16/15 <text:s/></text:p>
          </table:table-cell>
          <table:table-cell table:style-name="ce27" table:formula="of:=[.E4]" office:value-type="float" office:value="1.06666666666667" calcext:value-type="float">
            <text:p>1.06667</text:p>
          </table:table-cell>
          <table:table-cell table:style-name="ce36" table:formula="of:=1200*LOG([.F4]/[.H3];2)" office:value-type="float" office:value="11.7312852697701" calcext:value-type="float">
            <text:p>11.7</text:p>
          </table:table-cell>
          <table:covered-table-cell table:style-name="ce6"/>
          <table:covered-table-cell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formula="of:=GESTEP([.B5])*([.B5]+1)-(1-GESTEP([.B5]))*([.B5]-1)" office:value-type="float" office:value="9" calcext:value-type="float">
            <text:p>9</text:p>
          </table:table-cell>
          <table:table-cell table:style-name="ce26" table:formula="of:=2^(FLOOR(LOG([.C5];2))+(1-GESTEP([.B5])))" office:value-type="float" office:value="8" calcext:value-type="float">
            <text:p>8</text:p>
          </table:table-cell>
          <table:table-cell table:style-name="ce31" table:formula="of:=([.C5]/[.D5])^SIGN([.B5])" office:value-type="float" office:value="1.125" calcext:value-type="float">
            <text:p>9/8 <text:s text:c="2"/></text:p>
          </table:table-cell>
          <table:table-cell table:style-name="ce27" table:formula="of:=[.E5]" office:value-type="float" office:value="1.125" calcext:value-type="float">
            <text:p>1.12500</text:p>
          </table:table-cell>
          <table:table-cell table:style-name="ce36" table:formula="of:=1200*LOG([.F5]/[.H5];2)" office:value-type="float" office:value="3.91000173077974" calcext:value-type="float">
            <text:p>3.9</text:p>
          </table:table-cell>
          <table:table-cell table:style-name="ce27" office:value-type="float" office:value="1.12246204830937" calcext:value-type="float" table:number-columns-spanned="1" table:number-rows-spanned="2">
            <text:p>1.12246</text:p>
          </table:table-cell>
          <table:table-cell table:style-name="ce2" office:value-type="string" calcext:value-type="string" table:number-columns-spanned="1" table:number-rows-spanned="2">
            <text:p>D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6" calcext:value-type="float">
            <text:p>-6</text:p>
          </table:table-cell>
          <table:table-cell table:style-name="ce26" table:formula="of:=GESTEP([.B6])*([.B6]+1)-(1-GESTEP([.B6]))*([.B6]-1)" office:value-type="float" office:value="7" calcext:value-type="float">
            <text:p>7</text:p>
          </table:table-cell>
          <table:table-cell table:style-name="ce26" table:formula="of:=2^(FLOOR(LOG([.C6];2))+(1-GESTEP([.B6])))" office:value-type="float" office:value="8" calcext:value-type="float">
            <text:p>8</text:p>
          </table:table-cell>
          <table:table-cell table:style-name="ce31" table:formula="of:=([.C6]/[.D6])^SIGN([.B6])" office:value-type="float" office:value="1.14285714285714" calcext:value-type="float">
            <text:p>8/7 <text:s text:c="2"/></text:p>
          </table:table-cell>
          <table:table-cell table:style-name="ce27" table:formula="of:=[.E6]" office:value-type="float" office:value="1.14285714285714" calcext:value-type="float">
            <text:p>1.14286</text:p>
          </table:table-cell>
          <table:table-cell table:style-name="ce36" table:formula="of:=1200*LOG([.F6]/[.H3];2)" office:value-type="float" office:value="131.174093530867" calcext:value-type="float">
            <text:p>131.2</text:p>
          </table:table-cell>
          <table:covered-table-cell table:style-name="ce6"/>
          <table:covered-table-cell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26" table:formula="of:=GESTEP([.B7])*([.B7]+1)-(1-GESTEP([.B7]))*([.B7]-1)" office:value-type="float" office:value="19" calcext:value-type="float">
            <text:p>19</text:p>
          </table:table-cell>
          <table:table-cell table:style-name="ce26" table:formula="of:=2^(FLOOR(LOG([.C7];2))+(1-GESTEP([.B7])))" office:value-type="float" office:value="16" calcext:value-type="float">
            <text:p>16</text:p>
          </table:table-cell>
          <table:table-cell table:style-name="ce31" table:formula="of:=([.C7]/[.D7])^SIGN([.B7])" office:value-type="float" office:value="1.1875" calcext:value-type="float">
            <text:p>19/16 <text:s/></text:p>
          </table:table-cell>
          <table:table-cell table:style-name="ce27" table:formula="of:=[.E7]" office:value-type="float" office:value="1.1875" calcext:value-type="float">
            <text:p>1.18750</text:p>
          </table:table-cell>
          <table:table-cell table:style-name="ce36" table:formula="of:=1200*LOG([.F7]/[.H7];2)" office:value-type="float" office:value="-2.48698386769565" calcext:value-type="float">
            <text:p>-2.5</text:p>
          </table:table-cell>
          <table:table-cell office:value-type="float" office:value="1.18920711500272" calcext:value-type="float">
            <text:p>1.18921</text:p>
          </table:table-cell>
          <table:table-cell table:style-name="ce2" office:value-type="string" calcext:value-type="string">
            <text:p>D♯/E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12" calcext:value-type="float">
            <text:p>-12</text:p>
          </table:table-cell>
          <table:table-cell table:style-name="ce26" table:formula="of:=GESTEP([.B8])*([.B8]+1)-(1-GESTEP([.B8]))*([.B8]-1)" office:value-type="float" office:value="13" calcext:value-type="float">
            <text:p>13</text:p>
          </table:table-cell>
          <table:table-cell table:style-name="ce26" table:formula="of:=2^(FLOOR(LOG([.C8];2))+(1-GESTEP([.B8])))" office:value-type="float" office:value="16" calcext:value-type="float">
            <text:p>16</text:p>
          </table:table-cell>
          <table:table-cell table:style-name="ce31" table:formula="of:=([.C8]/[.D8])^SIGN([.B8])" office:value-type="float" office:value="1.23076923076923" calcext:value-type="float">
            <text:p>16/13 <text:s/></text:p>
          </table:table-cell>
          <table:table-cell table:style-name="ce27" table:formula="of:=[.E8]" office:value-type="float" office:value="1.23076923076923" calcext:value-type="float">
            <text:p>1.23077</text:p>
          </table:table-cell>
          <table:table-cell table:style-name="ce36" table:formula="of:=1200*LOG([.F8]/[.H8];2)" office:value-type="float" office:value="-40.5276617693064" calcext:value-type="float">
            <text:p>-40.5</text:p>
          </table:table-cell>
          <table:table-cell table:style-name="ce27" office:value-type="float" office:value="1.25992104989487" calcext:value-type="float" table:number-columns-spanned="1" table:number-rows-spanned="2">
            <text:p>1.25992</text:p>
          </table:table-cell>
          <table:table-cell table:style-name="ce2" office:value-type="string" calcext:value-type="string" table:number-columns-spanned="1" table:number-rows-spanned="2">
            <text:p>E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formula="of:=GESTEP([.B9])*([.B9]+1)-(1-GESTEP([.B9]))*([.B9]-1)" office:value-type="float" office:value="5" calcext:value-type="float">
            <text:p>5</text:p>
          </table:table-cell>
          <table:table-cell table:style-name="ce26" table:formula="of:=2^(FLOOR(LOG([.C9];2))+(1-GESTEP([.B9])))" office:value-type="float" office:value="4" calcext:value-type="float">
            <text:p>4</text:p>
          </table:table-cell>
          <table:table-cell table:style-name="ce31" table:formula="of:=([.C9]/[.D9])^SIGN([.B9])" office:value-type="float" office:value="1.25" calcext:value-type="float">
            <text:p>5/4 <text:s text:c="2"/></text:p>
          </table:table-cell>
          <table:table-cell table:style-name="ce27" table:formula="of:=[.E9]" office:value-type="float" office:value="1.25" calcext:value-type="float">
            <text:p>1.25000</text:p>
          </table:table-cell>
          <table:table-cell table:style-name="ce36" table:formula="of:=1200*LOG([.F9]/[.H8];2)" office:value-type="float" office:value="-13.6862861351609" calcext:value-type="float">
            <text:p>-13.7</text:p>
          </table:table-cell>
          <table:covered-table-cell table:style-name="ce6"/>
          <table:covered-table-cell table:style-name="ce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26" table:formula="of:=GESTEP([.B10])*([.B10]+1)-(1-GESTEP([.B10]))*([.B10]-1)" office:value-type="float" office:value="3" calcext:value-type="float">
            <text:p>3</text:p>
          </table:table-cell>
          <table:table-cell table:style-name="ce26" table:formula="of:=2^(FLOOR(LOG([.C10];2))+(1-GESTEP([.B10])))" office:value-type="float" office:value="4" calcext:value-type="float">
            <text:p>4</text:p>
          </table:table-cell>
          <table:table-cell table:style-name="ce31" table:formula="of:=([.C10]/[.D10])^SIGN([.B10])" office:value-type="float" office:value="1.33333333333333" calcext:value-type="float">
            <text:p>4/3 <text:s text:c="2"/></text:p>
          </table:table-cell>
          <table:table-cell table:style-name="ce27" table:formula="of:=[.E10]" office:value-type="float" office:value="1.33333333333333" calcext:value-type="float">
            <text:p>1.33333</text:p>
          </table:table-cell>
          <table:table-cell table:style-name="ce36" table:formula="of:=1200*LOG([.F10]/[.H10];2)" office:value-type="float" office:value="-1.95500086538181" calcext:value-type="float">
            <text:p>-2.0</text:p>
          </table:table-cell>
          <table:table-cell office:value-type="float" office:value="1.33483985417003" calcext:value-type="float">
            <text:p>1.33484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formula="of:=GESTEP([.B11])*([.B11]+1)-(1-GESTEP([.B11]))*([.B11]-1)" office:value-type="float" office:value="11" calcext:value-type="float">
            <text:p>11</text:p>
          </table:table-cell>
          <table:table-cell table:style-name="ce26" table:formula="of:=2^(FLOOR(LOG([.C11];2))+(1-GESTEP([.B11])))" office:value-type="float" office:value="8" calcext:value-type="float">
            <text:p>8</text:p>
          </table:table-cell>
          <table:table-cell table:style-name="ce31" table:formula="of:=([.C11]/[.D11])^SIGN([.B11])" office:value-type="float" office:value="1.375" calcext:value-type="float">
            <text:p>11/8 <text:s text:c="2"/></text:p>
          </table:table-cell>
          <table:table-cell table:style-name="ce27" table:formula="of:=[.E11]" office:value-type="float" office:value="1.375" calcext:value-type="float">
            <text:p>1.37500</text:p>
          </table:table-cell>
          <table:table-cell table:style-name="ce36" table:formula="of:=1200*LOG([.F11]/[.H11];2)" office:value-type="float" office:value="-48.6820576352495" calcext:value-type="float">
            <text:p>-48.7</text:p>
          </table:table-cell>
          <table:table-cell table:style-name="ce27" office:value-type="float" office:value="1.4142135623731" calcext:value-type="float" table:number-columns-spanned="1" table:number-rows-spanned="2">
            <text:p>1.41421</text:p>
          </table:table-cell>
          <table:table-cell table:style-name="ce2" office:value-type="string" calcext:value-type="string" table:number-columns-spanned="1" table:number-rows-spanned="2">
            <text:p>F♯/G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10" calcext:value-type="float">
            <text:p>-10</text:p>
          </table:table-cell>
          <table:table-cell table:style-name="ce26" table:formula="of:=GESTEP([.B12])*([.B12]+1)-(1-GESTEP([.B12]))*([.B12]-1)" office:value-type="float" office:value="11" calcext:value-type="float">
            <text:p>11</text:p>
          </table:table-cell>
          <table:table-cell table:style-name="ce26" table:formula="of:=2^(FLOOR(LOG([.C12];2))+(1-GESTEP([.B12])))" office:value-type="float" office:value="16" calcext:value-type="float">
            <text:p>16</text:p>
          </table:table-cell>
          <table:table-cell table:style-name="ce31" table:formula="of:=([.C12]/[.D12])^SIGN([.B12])" office:value-type="float" office:value="1.45454545454545" calcext:value-type="float">
            <text:p>16/11 <text:s/></text:p>
          </table:table-cell>
          <table:table-cell table:style-name="ce27" table:formula="of:=[.E12]" office:value-type="float" office:value="1.45454545454545" calcext:value-type="float">
            <text:p>1.45455</text:p>
          </table:table-cell>
          <table:table-cell table:style-name="ce36" table:formula="of:=1200*LOG([.F12]/[.H11];2)" office:value-type="float" office:value="48.6820576352371" calcext:value-type="float">
            <text:p>48.7</text:p>
          </table:table-cell>
          <table:covered-table-cell table:style-name="ce6"/>
          <table:covered-table-cell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formula="of:=GESTEP([.B13])*([.B13]+1)-(1-GESTEP([.B13]))*([.B13]-1)" office:value-type="float" office:value="3" calcext:value-type="float">
            <text:p>3</text:p>
          </table:table-cell>
          <table:table-cell table:style-name="ce26" table:formula="of:=2^(FLOOR(LOG([.C13];2))+(1-GESTEP([.B13])))" office:value-type="float" office:value="2" calcext:value-type="float">
            <text:p>2</text:p>
          </table:table-cell>
          <table:table-cell table:style-name="ce31" table:formula="of:=([.C13]/[.D13])^SIGN([.B13])" office:value-type="float" office:value="1.5" calcext:value-type="float">
            <text:p>3/2 <text:s text:c="2"/></text:p>
          </table:table-cell>
          <table:table-cell table:style-name="ce27" table:formula="of:=[.E13]" office:value-type="float" office:value="1.5" calcext:value-type="float">
            <text:p>1.50000</text:p>
          </table:table-cell>
          <table:table-cell table:style-name="ce36" table:formula="of:=1200*LOG([.F13]/[.H13];2)" office:value-type="float" office:value="1.95500086538915" calcext:value-type="float">
            <text:p>2.0</text:p>
          </table:table-cell>
          <table:table-cell office:value-type="float" office:value="1.49830707687668" calcext:value-type="float">
            <text:p>1.4983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4" calcext:value-type="float">
            <text:p>-4</text:p>
          </table:table-cell>
          <table:table-cell table:style-name="ce26" table:formula="of:=GESTEP([.B14])*([.B14]+1)-(1-GESTEP([.B14]))*([.B14]-1)" office:value-type="float" office:value="5" calcext:value-type="float">
            <text:p>5</text:p>
          </table:table-cell>
          <table:table-cell table:style-name="ce26" table:formula="of:=2^(FLOOR(LOG([.C14];2))+(1-GESTEP([.B14])))" office:value-type="float" office:value="8" calcext:value-type="float">
            <text:p>8</text:p>
          </table:table-cell>
          <table:table-cell table:style-name="ce31" table:formula="of:=([.C14]/[.D14])^SIGN([.B14])" office:value-type="float" office:value="1.6" calcext:value-type="float">
            <text:p>8/5 <text:s text:c="2"/></text:p>
          </table:table-cell>
          <table:table-cell table:style-name="ce27" table:formula="of:=[.E14]" office:value-type="float" office:value="1.6" calcext:value-type="float">
            <text:p>1.60000</text:p>
          </table:table-cell>
          <table:table-cell table:style-name="ce36" table:formula="of:=1200*LOG([.F14]/[.H14];2)" office:value-type="float" office:value="13.6862861351648" calcext:value-type="float">
            <text:p>13.7</text:p>
          </table:table-cell>
          <table:table-cell table:style-name="ce27" office:value-type="float" office:value="1.5874010519682" calcext:value-type="float" table:number-columns-spanned="1" table:number-rows-spanned="2">
            <text:p>1.58740</text:p>
          </table:table-cell>
          <table:table-cell table:style-name="ce57" office:value-type="string" calcext:value-type="string" table:number-columns-spanned="1" table:number-rows-spanned="2">
            <text:p>G♯/A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26" table:formula="of:=GESTEP([.B15])*([.B15]+1)-(1-GESTEP([.B15]))*([.B15]-1)" office:value-type="float" office:value="13" calcext:value-type="float">
            <text:p>13</text:p>
          </table:table-cell>
          <table:table-cell table:style-name="ce26" table:formula="of:=2^(FLOOR(LOG([.C15];2))+(1-GESTEP([.B15])))" office:value-type="float" office:value="8" calcext:value-type="float">
            <text:p>8</text:p>
          </table:table-cell>
          <table:table-cell table:style-name="ce31" table:formula="of:=([.C15]/[.D15])^SIGN([.B15])" office:value-type="float" office:value="1.625" calcext:value-type="float">
            <text:p>13/8 <text:s text:c="2"/></text:p>
          </table:table-cell>
          <table:table-cell table:style-name="ce27" table:formula="of:=[.E15]" office:value-type="float" office:value="1.625" calcext:value-type="float">
            <text:p>1.62500</text:p>
          </table:table-cell>
          <table:table-cell table:style-name="ce36" table:formula="of:=1200*LOG([.F15]/[.H16];2)" office:value-type="float" office:value="-59.4723382306905" calcext:value-type="float">
            <text:p>-59.5</text:p>
          </table:table-cell>
          <table:covered-table-cell table:style-name="ce6"/>
          <table:covered-table-cell table:style-name="ce5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18" calcext:value-type="float">
            <text:p>-18</text:p>
          </table:table-cell>
          <table:table-cell table:style-name="ce26" table:formula="of:=GESTEP([.B16])*([.B16]+1)-(1-GESTEP([.B16]))*([.B16]-1)" office:value-type="float" office:value="19" calcext:value-type="float">
            <text:p>19</text:p>
          </table:table-cell>
          <table:table-cell table:style-name="ce26" table:formula="of:=2^(FLOOR(LOG([.C16];2))+(1-GESTEP([.B16])))" office:value-type="float" office:value="32" calcext:value-type="float">
            <text:p>32</text:p>
          </table:table-cell>
          <table:table-cell table:style-name="ce31" table:formula="of:=([.C16]/[.D16])^SIGN([.B16])" office:value-type="float" office:value="1.68421052631579" calcext:value-type="float">
            <text:p>32/19 <text:s/></text:p>
          </table:table-cell>
          <table:table-cell table:style-name="ce27" table:formula="of:=[.E16]" office:value-type="float" office:value="1.68421052631579" calcext:value-type="float">
            <text:p>1.68421</text:p>
          </table:table-cell>
          <table:table-cell table:style-name="ce36" table:formula="of:=1200*LOG([.F16]/[.H16];2)" office:value-type="float" office:value="2.48698386769616" calcext:value-type="float">
            <text:p>2.5</text:p>
          </table:table-cell>
          <table:table-cell office:value-type="float" office:value="1.68179283050743" calcext:value-type="float">
            <text:p>1.68179</text:p>
          </table:table-cell>
          <table:table-cell table:style-name="ce57" office:value-type="string" calcext:value-type="string">
            <text:p>A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formula="of:=GESTEP([.B17])*([.B17]+1)-(1-GESTEP([.B17]))*([.B17]-1)" office:value-type="float" office:value="7" calcext:value-type="float">
            <text:p>7</text:p>
          </table:table-cell>
          <table:table-cell table:style-name="ce26" table:formula="of:=2^(FLOOR(LOG([.C17];2))+(1-GESTEP([.B17])))" office:value-type="float" office:value="4" calcext:value-type="float">
            <text:p>4</text:p>
          </table:table-cell>
          <table:table-cell table:style-name="ce31" table:formula="of:=([.C17]/[.D17])^SIGN([.B17])" office:value-type="float" office:value="1.75" calcext:value-type="float">
            <text:p>7/4 <text:s text:c="2"/></text:p>
          </table:table-cell>
          <table:table-cell table:style-name="ce27" table:formula="of:=[.E17]" office:value-type="float" office:value="1.75" calcext:value-type="float">
            <text:p>1.75000</text:p>
          </table:table-cell>
          <table:table-cell table:style-name="ce36" table:formula="of:=1200*LOG([.F17]/[.H17];2)" office:value-type="float" office:value="-31.1740935308766" calcext:value-type="float">
            <text:p>-31.2</text:p>
          </table:table-cell>
          <table:table-cell table:style-name="ce27" office:value-type="float" office:value="1.78179743628068" calcext:value-type="float" table:number-columns-spanned="1" table:number-rows-spanned="2">
            <text:p>1.78180</text:p>
          </table:table-cell>
          <table:table-cell table:style-name="ce57" office:value-type="string" calcext:value-type="string" table:number-columns-spanned="1" table:number-rows-spanned="2">
            <text:p>A♯/B♭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8" calcext:value-type="float">
            <text:p>-8</text:p>
          </table:table-cell>
          <table:table-cell table:style-name="ce26" table:formula="of:=GESTEP([.B18])*([.B18]+1)-(1-GESTEP([.B18]))*([.B18]-1)" office:value-type="float" office:value="9" calcext:value-type="float">
            <text:p>9</text:p>
          </table:table-cell>
          <table:table-cell table:style-name="ce26" table:formula="of:=2^(FLOOR(LOG([.C18];2))+(1-GESTEP([.B18])))" office:value-type="float" office:value="16" calcext:value-type="float">
            <text:p>16</text:p>
          </table:table-cell>
          <table:table-cell table:style-name="ce31" table:formula="of:=([.C18]/[.D18])^SIGN([.B18])" office:value-type="float" office:value="1.77777777777778" calcext:value-type="float">
            <text:p>16/9 <text:s text:c="2"/></text:p>
          </table:table-cell>
          <table:table-cell table:style-name="ce27" table:formula="of:=[.E18]" office:value-type="float" office:value="1.77777777777778" calcext:value-type="float">
            <text:p>1.77778</text:p>
          </table:table-cell>
          <table:table-cell table:style-name="ce36" table:formula="of:=1200*LOG([.F18]/[.H17];2)" office:value-type="float" office:value="-3.91000173077641" calcext:value-type="float">
            <text:p>-3.9</text:p>
          </table:table-cell>
          <table:covered-table-cell/>
          <table:covered-table-cell table:style-name="ce5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26" table:formula="of:=GESTEP([.B19])*([.B19]+1)-(1-GESTEP([.B19]))*([.B19]-1)" office:value-type="float" office:value="15" calcext:value-type="float">
            <text:p>15</text:p>
          </table:table-cell>
          <table:table-cell table:style-name="ce26" table:formula="of:=2^(FLOOR(LOG([.C19];2))+(1-GESTEP([.B19])))" office:value-type="float" office:value="8" calcext:value-type="float">
            <text:p>8</text:p>
          </table:table-cell>
          <table:table-cell table:style-name="ce31" table:formula="of:=([.C19]/[.D19])^SIGN([.B19])" office:value-type="float" office:value="1.875" calcext:value-type="float">
            <text:p>15/8 <text:s text:c="2"/></text:p>
          </table:table-cell>
          <table:table-cell table:style-name="ce27" table:formula="of:=[.E19]" office:value-type="float" office:value="1.875" calcext:value-type="float">
            <text:p>1.87500</text:p>
          </table:table-cell>
          <table:table-cell table:style-name="ce36" table:formula="of:=1200*LOG([.F19]/[.H19];2)" office:value-type="float" office:value="-11.7312852697807" calcext:value-type="float">
            <text:p>-11.7</text:p>
          </table:table-cell>
          <table:table-cell table:style-name="ce27" office:value-type="float" office:value="1.88774862536339" calcext:value-type="float" table:number-columns-spanned="1" table:number-rows-spanned="2">
            <text:p>1.88775</text:p>
          </table:table-cell>
          <table:table-cell table:style-name="ce2" office:value-type="string" calcext:value-type="string" table:number-columns-spanned="1" table:number-rows-spanned="2">
            <text:p>B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4" office:value-type="float" office:value="-16" calcext:value-type="float">
            <text:p>-16</text:p>
          </table:table-cell>
          <table:table-cell table:style-name="ce26" table:formula="of:=GESTEP([.B20])*([.B20]+1)-(1-GESTEP([.B20]))*([.B20]-1)" office:value-type="float" office:value="17" calcext:value-type="float">
            <text:p>17</text:p>
          </table:table-cell>
          <table:table-cell table:style-name="ce26" table:formula="of:=2^(FLOOR(LOG([.C20];2))+(1-GESTEP([.B20])))" office:value-type="float" office:value="32" calcext:value-type="float">
            <text:p>32</text:p>
          </table:table-cell>
          <table:table-cell table:style-name="ce31" table:formula="of:=([.C20]/[.D20])^SIGN([.B20])" office:value-type="float" office:value="1.88235294117647" calcext:value-type="float">
            <text:p>32/17 <text:s/></text:p>
          </table:table-cell>
          <table:table-cell table:style-name="ce27" table:formula="of:=[.E20]" office:value-type="float" office:value="1.88235294117647" calcext:value-type="float">
            <text:p>1.88235</text:p>
          </table:table-cell>
          <table:table-cell table:style-name="ce36" table:formula="of:=1200*LOG([.F20]/[.H19];2)" office:value-type="float" office:value="-4.95540950041013" calcext:value-type="float">
            <text:p>-5.0</text:p>
          </table:table-cell>
          <table:covered-table-cell table:number-columns-repeated="2"/>
        </table:table-row>
        <table:table-row table:style-name="ro1" table:number-rows-repeated="9">
          <table:table-cell/>
          <table:table-cell table:style-name="ce10"/>
          <table:table-cell table:style-name="ce46" table:number-columns-repeated="3"/>
          <table:table-cell table:number-columns-repeated="4"/>
        </table:table-row>
        <table:table-row table:style-name="ro1">
          <table:table-cell/>
          <table:table-cell table:style-name="ce10"/>
          <table:table-cell table:style-name="ce46" table:number-columns-repeated="2"/>
          <table:table-cell table:style-name="ce54"/>
          <table:table-cell table:number-columns-repeated="4"/>
        </table:table-row>
        <table:table-row table:style-name="ro1" table:number-rows-repeated="2">
          <table:table-cell/>
          <table:table-cell table:style-name="ce10"/>
          <table:table-cell table:style-name="ce46" table:number-columns-repeated="3"/>
          <table:table-cell table:number-columns-repeated="4"/>
        </table:table-row>
        <table:table-row table:style-name="ro1" table:number-rows-repeated="18">
          <table:table-cell table:number-columns-repeated="2"/>
          <table:table-cell table:style-name="ce46" table:number-columns-repeated="3"/>
          <table:table-cell table:number-columns-repeated="4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2-EDO" table:style-name="ta2">
        <office:forms form:automatic-focus="false" form:apply-design-mode="false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" table:default-cell-style-name="ce13"/>
        <table:table-column table:style-name="co15" table:default-cell-style-name="ce15"/>
        <table:table-column table:style-name="co1" table:number-columns-repeated="1019" table:default-cell-style-name="ce15"/>
        <table:table-row table:style-name="ro4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Pitch</text:p>
          </table:table-cell>
          <table:table-cell table:style-name="ce11" office:value-type="string" calcext:value-type="string">
            <text:p>Interval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<text:span text:style-name="T1">δ</text:span><text:span text:style-name="T2">n</text:span></text:p>
          </table:table-cell>
          <table:table-cell table:style-name="ce11" office:value-type="string" calcext:value-type="string">
            <text:p>Cents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Unison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P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2^([.D2]/12)" office:value-type="float" office:value="1" calcext:value-type="float">
            <text:p>1.00000</text:p>
          </table:table-cell>
          <table:table-cell table:style-name="ce12" table:formula="of:=1200*LOG([.E2];2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inor seconds</text:p>
          </table:table-cell>
          <table:table-cell table:style-name="ce12" office:value-type="string" calcext:value-type="string">
            <text:p>C♯/D♭</text:p>
          </table:table-cell>
          <table:table-cell table:style-name="ce12" office:value-type="string" calcext:value-type="string">
            <text:p>m2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formula="of:=2^([.D3]/12)" office:value-type="float" office:value="1.0594630943593" calcext:value-type="float">
            <text:p>1.05946</text:p>
          </table:table-cell>
          <table:table-cell table:style-name="ce12" table:formula="of:=1200*LOG([.E3];2)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ajor second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2</text:p>
          </table:table-cell>
          <table:table-cell table:style-name="ce12" office:value-type="float" office:value="2" calcext:value-type="float">
            <text:p>2</text:p>
          </table:table-cell>
          <table:table-cell table:style-name="ce14" table:formula="of:=2^([.D4]/12)" office:value-type="float" office:value="1.12246204830937" calcext:value-type="float">
            <text:p>1.12246</text:p>
          </table:table-cell>
          <table:table-cell table:style-name="ce12" table:formula="of:=1200*LOG([.E4];2)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inor third</text:p>
          </table:table-cell>
          <table:table-cell table:style-name="ce12" office:value-type="string" calcext:value-type="string">
            <text:p>D♯/E♭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float" office:value="3" calcext:value-type="float">
            <text:p>3</text:p>
          </table:table-cell>
          <table:table-cell table:style-name="ce14" table:formula="of:=2^([.D5]/12)" office:value-type="float" office:value="1.18920711500272" calcext:value-type="float">
            <text:p>1.18921</text:p>
          </table:table-cell>
          <table:table-cell table:style-name="ce12" table:formula="of:=1200*LOG([.E5];2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ajor third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float" office:value="4" calcext:value-type="float">
            <text:p>4</text:p>
          </table:table-cell>
          <table:table-cell table:style-name="ce14" table:formula="of:=2^([.D6]/12)" office:value-type="float" office:value="1.25992104989487" calcext:value-type="float">
            <text:p>1.25992</text:p>
          </table:table-cell>
          <table:table-cell table:style-name="ce12" table:formula="of:=1200*LOG([.E6];2)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Perfect fourth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2^([.D7]/12)" office:value-type="float" office:value="1.33483985417003" calcext:value-type="float">
            <text:p>1.33484</text:p>
          </table:table-cell>
          <table:table-cell table:style-name="ce12" table:formula="of:=1200*LOG([.E7];2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ritone</text:p>
          </table:table-cell>
          <table:table-cell table:style-name="ce12" office:value-type="string" calcext:value-type="string">
            <text:p>F♯/G♭</text:p>
          </table:table-cell>
          <table:table-cell table:style-name="ce12" office:value-type="string" calcext:value-type="string">
            <text:p>TT</text:p>
          </table:table-cell>
          <table:table-cell table:style-name="ce12" office:value-type="float" office:value="6" calcext:value-type="float">
            <text:p>6</text:p>
          </table:table-cell>
          <table:table-cell table:style-name="ce14" table:formula="of:=2^([.D8]/12)" office:value-type="float" office:value="1.4142135623731" calcext:value-type="float">
            <text:p>1.41421</text:p>
          </table:table-cell>
          <table:table-cell table:style-name="ce12" table:formula="of:=1200*LOG([.E8];2)"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Perfect fifth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P5</text:p>
          </table:table-cell>
          <table:table-cell table:style-name="ce12" office:value-type="float" office:value="7" calcext:value-type="float">
            <text:p>7</text:p>
          </table:table-cell>
          <table:table-cell table:style-name="ce14" table:formula="of:=2^([.D9]/12)" office:value-type="float" office:value="1.49830707687668" calcext:value-type="float">
            <text:p>1.49831</text:p>
          </table:table-cell>
          <table:table-cell table:style-name="ce12" table:formula="of:=1200*LOG([.E9];2)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inor sixth</text:p>
          </table:table-cell>
          <table:table-cell table:style-name="ce12" office:value-type="string" calcext:value-type="string">
            <text:p>G♯/A♭</text:p>
          </table:table-cell>
          <table:table-cell table:style-name="ce12" office:value-type="string" calcext:value-type="string">
            <text:p>m6</text:p>
          </table:table-cell>
          <table:table-cell table:style-name="ce12" office:value-type="float" office:value="8" calcext:value-type="float">
            <text:p>8</text:p>
          </table:table-cell>
          <table:table-cell table:style-name="ce14" table:formula="of:=2^([.D10]/12)" office:value-type="float" office:value="1.5874010519682" calcext:value-type="float">
            <text:p>1.58740</text:p>
          </table:table-cell>
          <table:table-cell table:style-name="ce12" table:formula="of:=1200*LOG([.E10];2)"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ajor sixth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M6</text:p>
          </table:table-cell>
          <table:table-cell table:style-name="ce12" office:value-type="float" office:value="9" calcext:value-type="float">
            <text:p>9</text:p>
          </table:table-cell>
          <table:table-cell table:style-name="ce14" table:formula="of:=2^([.D11]/12)" office:value-type="float" office:value="1.68179283050743" calcext:value-type="float">
            <text:p>1.68179</text:p>
          </table:table-cell>
          <table:table-cell table:style-name="ce12" table:formula="of:=1200*LOG([.E11];2)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inor seventh</text:p>
          </table:table-cell>
          <table:table-cell table:style-name="ce12" office:value-type="string" calcext:value-type="string">
            <text:p>A♯/B♭</text:p>
          </table:table-cell>
          <table:table-cell table:style-name="ce12" office:value-type="string" calcext:value-type="string">
            <text:p>m7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2^([.D12]/12)" office:value-type="float" office:value="1.78179743628068" calcext:value-type="float">
            <text:p>1.78180</text:p>
          </table:table-cell>
          <table:table-cell table:style-name="ce12" table:formula="of:=1200*LOG([.E12];2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ajor seventh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7</text:p>
          </table:table-cell>
          <table:table-cell table:style-name="ce12" office:value-type="float" office:value="11" calcext:value-type="float">
            <text:p>11</text:p>
          </table:table-cell>
          <table:table-cell table:style-name="ce14" table:formula="of:=2^([.D13]/12)" office:value-type="float" office:value="1.88774862536339" calcext:value-type="float">
            <text:p>1.88775</text:p>
          </table:table-cell>
          <table:table-cell table:style-name="ce12" table:formula="of:=1200*LOG([.E13];2)" office:value-type="float" office:value="1100" calcext:value-type="float">
            <text:p>1100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12" office:value-type="string" calcext:value-type="string">
            <text:p>Perfect eighth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P8</text:p>
          </table:table-cell>
          <table:table-cell table:style-name="ce12" office:value-type="float" office:value="12" calcext:value-type="float">
            <text:p>12</text:p>
          </table:table-cell>
          <table:table-cell table:style-name="ce14" table:formula="of:=2^([.D14]/12)" office:value-type="float" office:value="2" calcext:value-type="float">
            <text:p>2.00000</text:p>
          </table:table-cell>
          <table:table-cell table:style-name="ce12" table:formula="of:=1200*LOG([.E14];2)" office:value-type="float" office:value="1200" calcext:value-type="float">
            <text:p>1200</text:p>
          </table:table-cell>
          <table:table-cell table:style-name="ce16"/>
          <table:table-cell table:number-columns-repeated="1017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ythagorean.B2:Pythagorean.E14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Harm.A2:Harm.G1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ExHarm.B2:ExHarm.F2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UMing CN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fraction number:min-numerator-digits="1" loext:max-numerator-digits="1" number:min-denominator-digits="1" loext:max-denominator-value="9"/>
    </number:number-style>
    <number:number-style style:name="N132">
      <number:fraction number:min-numerator-digits="1" loext:max-numerator-digits="1" number:min-denominator-digits="4" loext:max-denominator-value="9999"/>
    </number:number-style>
    <number:number-style style:name="N133">
      <number:fraction number:min-integer-digits="0" number:min-numerator-digits="1" loext:max-numerator-digits="1" number:min-denominator-digits="5" loext:max-denominator-value="99999"/>
    </number:number-style>
    <number:number-style style:name="N134">
      <number:fraction number:min-numerator-digits="1" loext:max-numerator-digits="1" number:min-denominator-digits="7" loext:max-denominator-value="9999999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2" loext:min-decimal-places="12" number:min-integer-digits="1"/>
    </number:number-style>
    <number:number-style style:name="N141">
      <number:number number:decimal-places="11" loext:min-decimal-places="11" number:min-integer-digits="1"/>
    </number:number-style>
    <number:number-style style:name="N142">
      <number:number number:decimal-places="10" loext:min-decimal-places="10" number:min-integer-digits="1"/>
    </number:number-style>
    <number:number-style style:name="N143">
      <number:number number:decimal-places="9" loext:min-decimal-places="9" number:min-integer-digits="1"/>
    </number:number-style>
    <number:number-style style:name="N144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8:11:46.576035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2-EDO" style:display-name="PageStyle_12-ED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7:07:18</meta:creation-date>
    <dc:language>en-US</dc:language>
    <dc:date>2019-01-15T07:19:54.196777141</dc:date>
    <meta:editing-cycles>27</meta:editing-cycles>
    <meta:editing-duration>PT16H14M36S</meta:editing-duration>
    <meta:generator>LibreOffice/6.1.4.2$Linux_X86_64 LibreOffice_project/10$Build-2</meta:generator>
    <meta:document-statistic meta:table-count="4" meta:cell-count="5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5">
      <style:chart-properties chart:display-label="true" chart:logarithmic="false" chart:minimum="1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88cm" svg:height="14.899cm" xlink:href=".." xlink:type="simple" chart:class="chart:scatter" chart:style-name="ch1">
        <chart:subtitle svg:x="0cm" svg:y="0cm" chart:style-name="ch2">
          <text:p/>
        </chart:subtitle>
        <chart:legend chart:legend-position="end" svg:x="24.188cm" svg:y="6.895cm" style:legend-expansion="high" chart:style-name="ch3"/>
        <chart:plot-area chart:style-name="ch4" table:cell-range-address="Pythagorean.H2:Pythagorean.H14 Pythagorean.A2:Pythagorean.A40" svg:x="0.529cm" svg:y="0.297cm" svg:width="23.13cm" svg:height="14.305cm">
          <chartooo:coordinate-region svg:x="1.394cm" svg:y="0.5cm" svg:width="21.639cm" svg:height="13.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ythagorean.A2:Pythagorean.A14" chart:class="chart:scatter">
            <chart:domain table:cell-range-address="Pythagorean.H2:Pythagorean.H14"/>
            <chart:data-point chart:repeated="13"/>
          </chart:series>
          <chart:series chart:style-name="ch9" chart:values-cell-range-address="Pythagorean.A12:Pythagorean.A40" chart:class="chart:scatter">
            <chart:domain table:cell-range-address="Pythagorean.F12:Pythagorean.F40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ythagorean.H2:Pythagorean.H14</svg:desc>
                </draw:g>
              </table:table-cell>
              <table:table-cell office:value-type="float" office:value="0">
                <text:p>0</text:p>
                <draw:g>
                  <svg:desc>Pythagorean.A2:Pythagorean.A14</svg:desc>
                </draw:g>
              </table:table-cell>
              <table:table-cell office:value-type="float" office:value="1.6875">
                <text:p>1.6875</text:p>
                <draw:g>
                  <svg:desc>Pythagorean.F12:Pythagorean.F40</svg:desc>
                </draw:g>
              </table:table-cell>
              <table:table-cell office:value-type="float" office:value="0">
                <text:p>0</text:p>
                <draw:g>
                  <svg:desc>Pythagorean.A12:Pythagorean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94630943593">
                <text:p>1.0594630943593</text:p>
              </table:table-cell>
              <table:table-cell office:value-type="float" office:value="0">
                <text:p>0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246204830937">
                <text:p>1.12246204830937</text:p>
              </table:table-cell>
              <table:table-cell office:value-type="float" office:value="0">
                <text:p>0</text:p>
              </table:table-cell>
              <table:table-cell office:value-type="float" office:value="1.8984375">
                <text:p>1.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920711500272">
                <text:p>1.189207115002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992104989487">
                <text:p>1.259921049894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483985417003">
                <text:p>1.334839854170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9830707687668">
                <text:p>1.498307076876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74010519682">
                <text:p>1.58740105196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8179283050743">
                <text:p>1.681792830507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8179743628068">
                <text:p>1.781797436280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8774862536339">
                <text:p>1.887748625363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9">
      <style:chart-properties chart:display-label="true" chart:logarithmic="false" chart:minimum="1" chart:maximum="2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4cm" chart:symbol-height="0.4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4cm" chart:symbol-height="0.4cm"/>
    </style:style>
    <style:style style:name="ch10" style:family="chart" style:data-style-name="N0">
      <style:chart-properties chart:symbol-type="named-symbol" chart:symbol-name="square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61cm" svg:height="6.418cm" xlink:href=".." xlink:type="simple" chart:class="chart:scatter" chart:style-name="ch1">
        <chart:subtitle svg:x="0cm" svg:y="0cm" chart:style-name="ch2">
          <text:p/>
        </chart:subtitle>
        <chart:legend svg:x="1.727cm" svg:y="0.55cm" style:legend-expansion="custom" chartooo:width="4.451cm" chartooo:height="1.764cm" style:legend-expansion-aspect-ratio="2.52324263038549" chart:style-name="ch3"/>
        <chart:plot-area chart:style-name="ch4" table:cell-range-address="ExHarm.H1:ExHarm.H20 ExHarm.A2:ExHarm.A20 ExHarm.F1:ExHarm.F1" chart:data-source-has-labels="row" svg:x="0.529cm" svg:y="0.128cm" svg:width="25.403cm" svg:height="6.162cm">
          <chartooo:coordinate-region svg:x="0.868cm" svg:y="0.128cm" svg:width="24.724cm" svg:height="6.1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xHarm.A2:ExHarm.A20" chart:label-cell-address="ExHarm.H1:ExHarm.H1" chart:class="chart:scatter">
            <chart:domain table:cell-range-address="ExHarm.H2:ExHarm.H20"/>
            <chart:data-point chart:repeated="4"/>
            <chart:data-point chart:style-name="ch9"/>
            <chart:data-point chart:repeated="14"/>
          </chart:series>
          <chart:series chart:style-name="ch10" chart:values-cell-range-address="ExHarm.A2:ExHarm.A20" chart:label-cell-address="ExHarm.F1:ExHarm.F1" chart:class="chart:scatter">
            <chart:domain table:cell-range-address="ExHarm.F2:ExHarm.F2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12-EDO</text:p>
                <draw:g>
                  <svg:desc>ExHarm.H1:ExHarm.H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Harmonic</text:p>
                <draw:g>
                  <svg:desc>ExHarm.F1:ExHarm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Harm.H2:ExHarm.H20</svg:desc>
                </draw:g>
              </table:table-cell>
              <table:table-cell office:value-type="float" office:value="0">
                <text:p>0</text:p>
                <draw:g>
                  <svg:desc>ExHarm.A2:ExHarm.A20</svg:desc>
                </draw:g>
              </table:table-cell>
              <table:table-cell office:value-type="float" office:value="1">
                <text:p>1</text:p>
                <draw:g>
                  <svg:desc>ExHarm.F2:ExHarm.F20</svg:desc>
                </draw:g>
              </table:table-cell>
              <table:table-cell office:value-type="float" office:value="0">
                <text:p>0</text:p>
                <draw:g>
                  <svg:desc>ExHarm.A2:ExHarm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94630943593">
                <text:p>1.0594630943593</text:p>
              </table:table-cell>
              <table:table-cell office:value-type="float" office:value="0">
                <text:p>0</text:p>
              </table:table-cell>
              <table:table-cell office:value-type="float" office:value="1.0625">
                <text:p>1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246204830937">
                <text:p>1.12246204830937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8920711500272">
                <text:p>1.18920711500272</text:p>
              </table:table-cell>
              <table:table-cell office:value-type="float" office:value="0">
                <text:p>0</text:p>
              </table:table-cell>
              <table:table-cell office:value-type="float" office:value="1.1875">
                <text:p>1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992104989487">
                <text:p>1.25992104989487</text:p>
              </table:table-cell>
              <table:table-cell office:value-type="float" office:value="0">
                <text:p>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483985417003">
                <text:p>1.33483985417003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0">
                <text:p>0</text:p>
              </table:table-cell>
              <table:table-cell office:value-type="float" office:value="1.375">
                <text:p>1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9830707687668">
                <text:p>1.4983070768766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874010519682">
                <text:p>1.5874010519682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625">
                <text:p>1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8179283050743">
                <text:p>1.68179283050743</text:p>
              </table:table-cell>
              <table:table-cell office:value-type="float" office:value="0">
                <text:p>0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8179743628068">
                <text:p>1.78179743628068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8774862536339">
                <text:p>1.88774862536339</text:p>
              </table:table-cell>
              <table:table-cell office:value-type="float" office:value="0">
                <text:p>0</text:p>
              </table:table-cell>
              <table:table-cell office:value-type="float" office:value="1.875">
                <text:p>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9">
      <style:chart-properties chart:display-label="true" chart:logarithmic="false" chart:minimum="1" chart:maximum="2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4cm" chart:symbol-height="0.4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61cm" svg:height="6.418cm" xlink:href=".." xlink:type="simple" chart:class="chart:scatter" chart:style-name="ch1">
        <chart:subtitle svg:x="0cm" svg:y="0cm" chart:style-name="ch2">
          <text:p/>
        </chart:subtitle>
        <chart:legend svg:x="1.727cm" svg:y="0.55cm" style:legend-expansion="custom" chartooo:width="4.451cm" chartooo:height="1.764cm" style:legend-expansion-aspect-ratio="2.52324263038549" chart:style-name="ch3"/>
        <chart:plot-area chart:style-name="ch4" table:cell-range-address="Harm.H1:Harm.H17 Harm.A2:Harm.A17 Harm.F1:Harm.F1" chart:data-source-has-labels="row" svg:x="0.529cm" svg:y="0.128cm" svg:width="25.403cm" svg:height="6.162cm">
          <chartooo:coordinate-region svg:x="0.868cm" svg:y="0.128cm" svg:width="24.724cm" svg:height="6.1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arm.A2:Harm.A17" chart:label-cell-address="Harm.H1:Harm.H1" chart:class="chart:scatter">
            <chart:domain table:cell-range-address="Harm.H2:Harm.H17"/>
            <chart:data-point chart:repeated="16"/>
          </chart:series>
          <chart:series chart:style-name="ch9" chart:values-cell-range-address="Harm.A2:Harm.A17" chart:label-cell-address="Harm.F1:Harm.F1" chart:class="chart:scatter">
            <chart:domain table:cell-range-address="Harm.F2:Harm.F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12-EDO</text:p>
                <draw:g>
                  <svg:desc>Harm.H1:Harm.H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Harmonic</text:p>
                <draw:g>
                  <svg:desc>Harm.F1:Harm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arm.H2:Harm.H17</svg:desc>
                </draw:g>
              </table:table-cell>
              <table:table-cell office:value-type="float" office:value="0">
                <text:p>0</text:p>
                <draw:g>
                  <svg:desc>Harm.A2:Harm.A17</svg:desc>
                </draw:g>
              </table:table-cell>
              <table:table-cell office:value-type="float" office:value="1">
                <text:p>1</text:p>
                <draw:g>
                  <svg:desc>Harm.F2:Harm.F17</svg:desc>
                </draw:g>
              </table:table-cell>
              <table:table-cell office:value-type="float" office:value="0">
                <text:p>0</text:p>
                <draw:g>
                  <svg:desc>Harm.A2:Harm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94630943593">
                <text:p>1.0594630943593</text:p>
              </table:table-cell>
              <table:table-cell office:value-type="float" office:value="0">
                <text:p>0</text:p>
              </table:table-cell>
              <table:table-cell office:value-type="float" office:value="1.0625">
                <text:p>1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246204830937">
                <text:p>1.12246204830937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920711500272">
                <text:p>1.18920711500272</text:p>
              </table:table-cell>
              <table:table-cell office:value-type="float" office:value="0">
                <text:p>0</text:p>
              </table:table-cell>
              <table:table-cell office:value-type="float" office:value="1.1875">
                <text:p>1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992104989487">
                <text:p>1.25992104989487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483985417003">
                <text:p>1.33483985417003</text:p>
              </table:table-cell>
              <table:table-cell office:value-type="float" office:value="0">
                <text:p>0</text:p>
              </table:table-cell>
              <table:table-cell office:value-type="float" office:value="1.3125">
                <text:p>1.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0">
                <text:p>0</text:p>
              </table:table-cell>
              <table:table-cell office:value-type="float" office:value="1.375">
                <text:p>1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4375">
                <text:p>1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9830707687668">
                <text:p>1.4983070768766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74010519682">
                <text:p>1.5874010519682</text:p>
              </table:table-cell>
              <table:table-cell office:value-type="float" office:value="0">
                <text:p>0</text:p>
              </table:table-cell>
              <table:table-cell office:value-type="float" office:value="1.5625">
                <text:p>1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625">
                <text:p>1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8179283050743">
                <text:p>1.68179283050743</text:p>
              </table:table-cell>
              <table:table-cell office:value-type="float" office:value="0">
                <text:p>0</text:p>
              </table:table-cell>
              <table:table-cell office:value-type="float" office:value="1.6875">
                <text:p>1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179743628068">
                <text:p>1.78179743628068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8774862536339">
                <text:p>1.88774862536339</text:p>
              </table:table-cell>
              <table:table-cell office:value-type="float" office:value="0">
                <text:p>0</text:p>
              </table:table-cell>
              <table:table-cell office:value-type="float" office:value="1.875">
                <text:p>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375">
                <text:p>1.9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9">
      <style:chart-properties chart:display-label="true" chart:logarithmic="false" chart:minimum="1" chart:maximum="2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4cm" chart:symbol-height="0.4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4cm" chart:symbol-height="0.4cm"/>
    </style:style>
    <style:style style:name="ch10" style:family="chart" style:data-style-name="N0">
      <style:chart-properties chart:symbol-type="named-symbol" chart:symbol-name="square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61cm" svg:height="6.418cm" xlink:href=".." xlink:type="simple" chart:class="chart:scatter" chart:style-name="ch1">
        <chart:subtitle svg:x="0cm" svg:y="0cm" chart:style-name="ch2">
          <text:p/>
        </chart:subtitle>
        <chart:legend svg:x="1.727cm" svg:y="0.55cm" style:legend-expansion="custom" chartooo:width="4.451cm" chartooo:height="1.764cm" style:legend-expansion-aspect-ratio="2.52324263038549" chart:style-name="ch3"/>
        <chart:plot-area chart:style-name="ch4" table:cell-range-address="Pythagorean.H1:Pythagorean.H14 Pythagorean.A2:Pythagorean.A14 Pythagorean.E1:Pythagorean.E1" chart:data-source-has-labels="row" svg:x="0.529cm" svg:y="0.128cm" svg:width="25.403cm" svg:height="6.162cm">
          <chartooo:coordinate-region svg:x="0.868cm" svg:y="0.128cm" svg:width="24.724cm" svg:height="6.1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ythagorean.A2:Pythagorean.A14" chart:label-cell-address="Pythagorean.H1:Pythagorean.H1" chart:class="chart:scatter">
            <chart:domain table:cell-range-address="Pythagorean.H2:Pythagorean.H14"/>
            <chart:data-point chart:repeated="4"/>
            <chart:data-point chart:style-name="ch9"/>
            <chart:data-point chart:repeated="8"/>
          </chart:series>
          <chart:series chart:style-name="ch10" chart:values-cell-range-address="Pythagorean.A2:Pythagorean.A14" chart:label-cell-address="Pythagorean.E1:Pythagorean.E1" chart:class="chart:scatter">
            <chart:domain table:cell-range-address="Pythagorean.E2:Pythagorean.E14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12-EDO</text:p>
                <draw:g>
                  <svg:desc>Pythagorean.H1:Pythagorean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Pythagorean</text:p>
                <draw:g>
                  <svg:desc>Pythagorean.E1:Pythagorea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ythagorean.H2:Pythagorean.H14</svg:desc>
                </draw:g>
              </table:table-cell>
              <table:table-cell office:value-type="float" office:value="0">
                <text:p>0</text:p>
                <draw:g>
                  <svg:desc>Pythagorean.A2:Pythagorean.A14</svg:desc>
                </draw:g>
              </table:table-cell>
              <table:table-cell office:value-type="float" office:value="1">
                <text:p>1</text:p>
                <draw:g>
                  <svg:desc>Pythagorean.E2:Pythagorean.E14</svg:desc>
                </draw:g>
              </table:table-cell>
              <table:table-cell office:value-type="float" office:value="0">
                <text:p>0</text:p>
                <draw:g>
                  <svg:desc>Pythagorean.A2:Pythagorean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94630943593">
                <text:p>1.0594630943593</text:p>
              </table:table-cell>
              <table:table-cell office:value-type="float" office:value="0">
                <text:p>0</text:p>
              </table:table-cell>
              <table:table-cell office:value-type="float" office:value="1.05349794238683">
                <text:p>1.05349794238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246204830937">
                <text:p>1.12246204830937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920711500272">
                <text:p>1.18920711500272</text:p>
              </table:table-cell>
              <table:table-cell office:value-type="float" office:value="0">
                <text:p>0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992104989487">
                <text:p>1.25992104989487</text:p>
              </table:table-cell>
              <table:table-cell office:value-type="float" office:value="0">
                <text:p>0</text:p>
              </table:table-cell>
              <table:table-cell office:value-type="float" office:value="1.265625">
                <text:p>1.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483985417003">
                <text:p>1.33483985417003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0">
                <text:p>0</text:p>
              </table:table-cell>
              <table:table-cell office:value-type="float" office:value="1.40466392318244">
                <text:p>1.40466392318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423828125">
                <text:p>1.4238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9830707687668">
                <text:p>1.4983070768766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74010519682">
                <text:p>1.5874010519682</text:p>
              </table:table-cell>
              <table:table-cell office:value-type="float" office:value="0">
                <text:p>0</text:p>
              </table:table-cell>
              <table:table-cell office:value-type="float" office:value="1.58024691358025">
                <text:p>1.5802469135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8179283050743">
                <text:p>1.68179283050743</text:p>
              </table:table-cell>
              <table:table-cell office:value-type="float" office:value="0">
                <text:p>0</text:p>
              </table:table-cell>
              <table:table-cell office:value-type="float" office:value="1.6875">
                <text:p>1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8179743628068">
                <text:p>1.78179743628068</text:p>
              </table:table-cell>
              <table:table-cell office:value-type="float" office:value="0">
                <text:p>0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8774862536339">
                <text:p>1.88774862536339</text:p>
              </table:table-cell>
              <table:table-cell office:value-type="float" office:value="0">
                <text:p>0</text:p>
              </table:table-cell>
              <table:table-cell office:value-type="float" office:value="1.8984375">
                <text:p>1.8984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5">
      <style:chart-properties chart:display-label="true" chart:logarithmic="false" chart:minimum="1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88cm" svg:height="14.899cm" xlink:href=".." xlink:type="simple" chart:class="chart:scatter" chart:style-name="ch1">
        <chart:subtitle svg:x="0cm" svg:y="0cm" chart:style-name="ch2">
          <text:p/>
        </chart:subtitle>
        <chart:legend chart:legend-position="end" svg:x="24.188cm" svg:y="6.895cm" style:legend-expansion="high" chart:style-name="ch3"/>
        <chart:plot-area chart:style-name="ch4" table:cell-range-address="ExHarm.H2:ExHarm.H14 ExHarm.A2:ExHarm.A40" svg:x="0.529cm" svg:y="0.297cm" svg:width="23.13cm" svg:height="14.305cm">
          <chartooo:coordinate-region svg:x="1.394cm" svg:y="0.5cm" svg:width="21.639cm" svg:height="13.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xHarm.A2:ExHarm.A14" chart:class="chart:scatter">
            <chart:domain table:cell-range-address="ExHarm.H2:ExHarm.H14"/>
            <chart:data-point chart:repeated="13"/>
          </chart:series>
          <chart:series chart:style-name="ch9" chart:values-cell-range-address="ExHarm.A12:ExHarm.A40" chart:class="chart:scatter">
            <chart:domain table:cell-range-address="ExHarm.F12:ExHarm.F40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Harm.H2:ExHarm.H14</svg:desc>
                </draw:g>
              </table:table-cell>
              <table:table-cell office:value-type="float" office:value="0">
                <text:p>0</text:p>
                <draw:g>
                  <svg:desc>ExHarm.A2:ExHarm.A14</svg:desc>
                </draw:g>
              </table:table-cell>
              <table:table-cell office:value-type="float" office:value="1.45454545454545">
                <text:p>1.45454545454545</text:p>
                <draw:g>
                  <svg:desc>ExHarm.F12:ExHarm.F40</svg:desc>
                </draw:g>
              </table:table-cell>
              <table:table-cell office:value-type="float" office:value="0">
                <text:p>0</text:p>
                <draw:g>
                  <svg:desc>ExHarm.A12:ExHarm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94630943593">
                <text:p>1.059463094359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246204830937">
                <text:p>1.12246204830937</text:p>
              </table:table-cell>
              <table:table-cell office:value-type="float" office:value="0">
                <text:p>0</text:p>
              </table:table-cell>
              <table:table-cell office:value-type="float" office:value="1.625">
                <text:p>1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8920711500272">
                <text:p>1.18920711500272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992104989487">
                <text:p>1.25992104989487</text:p>
              </table:table-cell>
              <table:table-cell office:value-type="float" office:value="0">
                <text:p>0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75">
                <text:p>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483985417003">
                <text:p>1.33483985417003</text:p>
              </table:table-cell>
              <table:table-cell office:value-type="float" office:value="0">
                <text:p>0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9830707687668">
                <text:p>1.498307076876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874010519682">
                <text:p>1.58740105196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